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1B42268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129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15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117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119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1217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1312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1300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37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35cm" svg:stroke-color="#41719c" svg:stroke-opacity="100%" draw:stroke-linejoin="miter" svg:stroke-linecap="butt" draw:fill="solid" draw:fill-color="#5b9bd5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18cm" svg:stroke-color="#5b9bd5" draw:marker-end="a1336" svg:stroke-opacity="100%" draw:stroke-linejoin="miter" svg:stroke-linecap="butt" draw:fill="none" fo:padding-top="0.134cm" fo:padding-bottom="0.134cm" fo:padding-left="0.259cm" fo:padding-right="0.259cm"/>
    </style:style>
    <style:style style:name="gr4" style:family="graphic" style:parent-style-name="standard">
      <style:graphic-properties draw:stroke="solid" svg:stroke-width="0.018cm" svg:stroke-color="#5b9bd5" draw:marker-start="a1338" draw:marker-end="a1339" svg:stroke-opacity="100%" draw:stroke-linejoin="miter" svg:stroke-linecap="butt" draw:fill="none" fo:padding-top="0.134cm" fo:padding-bottom="0.134cm" fo:padding-left="0.259cm" fo:padding-right="0.259cm"/>
    </style:style>
    <style:style style:name="gr5" style:family="graphic" style:parent-style-name="standard">
      <style:graphic-properties draw:stroke="solid" svg:stroke-width="0.018cm" svg:stroke-color="#5b9bd5" draw:marker-start="a1347" draw:marker-end="a1348" svg:stroke-opacity="100%" draw:stroke-linejoin="miter" svg:stroke-linecap="butt" draw:fill="none" fo:padding-top="0.134cm" fo:padding-bottom="0.134cm" fo:padding-left="0.259cm" fo:padding-right="0.259cm"/>
    </style:style>
    <style:style style:name="gr6" style:family="graphic" style:parent-style-name="standard">
      <style:graphic-properties draw:stroke="solid" svg:stroke-width="0.035cm" svg:stroke-color="#41719c" svg:stroke-opacity="100%" draw:stroke-linejoin="miter" svg:stroke-linecap="butt" draw:fill="solid" draw:fill-color="#f4b183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18cm" svg:stroke-color="#5b9bd5" draw:marker-start="a1360" draw:marker-end="a1361" svg:stroke-opacity="100%" draw:stroke-linejoin="miter" svg:stroke-linecap="butt" draw:fill="none" fo:padding-top="0.134cm" fo:padding-bottom="0.134cm" fo:padding-left="0.259cm" fo:padding-right="0.259cm"/>
    </style:style>
    <style:style style:name="gr8" style:family="graphic" style:parent-style-name="standard">
      <style:graphic-properties draw:stroke="solid" svg:stroke-width="0.018cm" svg:stroke-color="#5b9bd5" draw:marker-start="a1363" draw:marker-end="a1364" svg:stroke-opacity="100%" draw:stroke-linejoin="miter" svg:stroke-linecap="butt" draw:fill="none" fo:padding-top="0.134cm" fo:padding-bottom="0.134cm" fo:padding-left="0.259cm" fo:padding-right="0.259cm"/>
    </style:style>
    <style:style style:name="gr9" style:family="graphic" style:parent-style-name="standard">
      <style:graphic-properties draw:stroke="solid" svg:stroke-width="0.018cm" svg:stroke-color="#5b9bd5" draw:marker-start="a1370" draw:marker-end="a1371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Master2-Layout7-blank-Leer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2-Layout7-blank-Leer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2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2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7" style:family="presentation" style:parent-style-name="Master2-Layout7-blank-Leer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7" style:family="paragraph">
      <style:paragraph-properties fo:margin-left="1.27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1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ffffff" style:text-line-through-style="none" style:text-position="0% 100%" fo:font-family="Calibri" fo:font-size="18pt" fo:letter-spacing="normal" fo:language="de" fo:country="A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800000" fo:font-size="45%"/>
      </text:list-level-style-bullet>
      <text:list-level-style-bullet text:level="2" text:bullet-char="●">
        <style:list-level-properties text:space-before="1.905cm"/>
        <style:text-properties fo:font-family="StarSymbol" fo:color="#800000" fo:font-size="45%"/>
      </text:list-level-style-bullet>
      <text:list-level-style-bullet text:level="3" text:bullet-char="●">
        <style:list-level-properties text:space-before="3.175cm"/>
        <style:text-properties fo:font-family="StarSymbol" fo:color="#800000" fo:font-size="45%"/>
      </text:list-level-style-bullet>
      <text:list-level-style-bullet text:level="4" text:bullet-char="●">
        <style:list-level-properties text:space-before="4.445cm"/>
        <style:text-properties fo:font-family="StarSymbol" fo:color="#800000" fo:font-size="45%"/>
      </text:list-level-style-bullet>
      <text:list-level-style-bullet text:level="5" text:bullet-char="●">
        <style:list-level-properties text:space-before="5.715cm"/>
        <style:text-properties fo:font-family="StarSymbol" fo:color="#800000" fo:font-size="45%"/>
      </text:list-level-style-bullet>
      <text:list-level-style-bullet text:level="6" text:bullet-char="●">
        <style:list-level-properties text:space-before="6.985cm"/>
        <style:text-properties fo:font-family="StarSymbol" fo:color="#800000" fo:font-size="45%"/>
      </text:list-level-style-bullet>
      <text:list-level-style-bullet text:level="7" text:bullet-char="●">
        <style:list-level-properties text:space-before="8.255cm"/>
        <style:text-properties fo:font-family="StarSymbol" fo:color="#800000" fo:font-size="45%"/>
      </text:list-level-style-bullet>
      <text:list-level-style-bullet text:level="8" text:bullet-char="●">
        <style:list-level-properties text:space-before="9.525cm"/>
        <style:text-properties fo:font-family="StarSymbol" fo:color="#800000" fo:font-size="45%"/>
      </text:list-level-style-bullet>
      <text:list-level-style-bullet text:level="9" text:bullet-char="●">
        <style:list-level-properties text:space-before="10.795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fo:color="#800000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fo:color="#8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fo:color="#8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fo:color="#8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fo:color="#800000" fo:font-size="45%"/>
      </text:list-level-style-bullet>
      <text:list-level-style-bullet text:level="6" text:bullet-char="●">
        <style:list-level-properties text:space-before="6.35cm" text:min-label-width="0.635cm"/>
        <style:text-properties fo:font-family="StarSymbol" fo:color="#800000" fo:font-size="45%"/>
      </text:list-level-style-bullet>
      <text:list-level-style-bullet text:level="7" text:bullet-char="●">
        <style:list-level-properties text:space-before="7.62cm" text:min-label-width="0.635cm"/>
        <style:text-properties fo:font-family="StarSymbol" fo:color="#800000" fo:font-size="45%"/>
      </text:list-level-style-bullet>
      <text:list-level-style-bullet text:level="8" text:bullet-char="●">
        <style:list-level-properties text:space-before="8.89cm" text:min-label-width="0.635cm"/>
        <style:text-properties fo:font-family="StarSymbol" fo:color="#800000" fo:font-size="45%"/>
      </text:list-level-style-bullet>
      <text:list-level-style-bullet text:level="9" text:bullet-char="●">
        <style:list-level-properties text:space-before="10.16cm" text:min-label-width="0.635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Leer" presentation:presentation-page-layout-name="AL1T13">
        <draw:frame draw:name="Titel 1" presentation:style-name="pr1" draw:text-style-name="P2" draw:layer="layout" svg:width="23cm" svg:height="1.863cm" svg:x="1cm" svg:y="1.658cm" presentation:class="title">
          <draw:text-box>
            <text:p text:style-name="P1"><text:span text:style-name="T1">Advanced Internet Computing</text:span></text:p>
          </draw:text-box>
        </draw:frame>
        <draw:frame draw:name="Untertitel 2" presentation:style-name="pr2" draw:text-style-name="P2" draw:layer="layout" svg:width="22.6cm" svg:height="8.767cm" svg:x="1.4cm" svg:y="7.46cm" presentation:class="subtitle">
          <draw:text-box>
            <text:p text:style-name="P3"><text:span text:style-name="T2">Crowdsourcing</text:span></text:p>
            <text:p text:style-name="P3"><text:span text:style-name="T2"/></text:p>
            <text:p text:style-name="P3"><text:span text:style-name="T2">Simon Zünd</text:span></text:p>
            <text:p text:style-name="P3"><text:span text:style-name="T2">Klaus Nigsch</text:span></text:p>
            <text:p text:style-name="P3"><text:span text:style-name="T2">Martin Keiblinger</text:span></text:p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1" presentation:class="page"/>
          <draw:frame draw:name="Notizenplatzhalter 2"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Outline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4">
              <text:list-item>
                <text:p text:style-name="P5"><text:span text:style-name="T2">Project Goals</text:span></text:p>
              </text:list-item>
              <text:list-item>
                <text:p text:style-name="P5"><text:span text:style-name="T2">Live Demonstration</text:span></text:p>
              </text:list-item>
              <text:list-item>
                <text:p text:style-name="P5"><text:span text:style-name="T2">Questions &amp; Answers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2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Project Goals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4">
              <text:list-item>
                <text:p text:style-name="P5"><text:span text:style-name="T2">In general: Development of a simple service for sentiment analysis</text:span></text:p>
              </text:list-item>
              <text:list-item>
                <text:p text:style-name="P5"><text:span text:style-name="T2">In particular: Sentiment analysis („general feeling“) of Yahoo Finance articles.</text:span></text:p>
              </text:list-item>
              <text:list-item>
                <text:p text:style-name="P5"><text:span text:style-name="T2">Sentiment analysis done with Crowdsourcing paradigm. Articles are difficult to rate by a machine, so we let Human workers do that job.</text:span></text:p>
              </text:list-item>
              <text:list-item>
                <text:p text:style-name="P5"><text:span text:style-name="T2"/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3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2 (or 3?) major tasks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4">
              <text:list-item>
                <text:p text:style-name="P5"><text:span text:style-name="T2">Parsing articles by Yahoo finance and gather information about the mentioned companies and products</text:span></text:p>
              </text:list-item>
              <text:list-item>
                <text:p text:style-name="P5"><text:span text:style-name="T2">Implementing a REST Service querying the gathered knowledge base</text:span></text:p>
              </text:list-item>
              <text:list-item>
                <text:p text:style-name="P5"><text:span text:style-name="T2">And on this way: Implementing a basic crowdsourcing platform (REST Service / GUI) instead of using Mobileworks.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4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Technologies used</text:span></text:p>
          </draw:text-box>
        </draw:frame>
        <draw:frame draw:name="Textplatzhalter 2" presentation:style-name="pr5" draw:text-style-name="P2" draw:layer="layout" svg:width="22.6cm" svg:height="13.859cm" svg:x="1.4cm" svg:y="4.914cm" presentation:class="outline">
          <draw:text-box>
            <text:list text:style-name="L4">
              <text:list-item>
                <text:p text:style-name="P5"><text:span text:style-name="T2">Javascript and Nod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Fast setup and RAD</text:span></text:p>
                  </text:list-item>
                  <text:list-item>
                    <text:p text:style-name="P6"><text:span text:style-name="T4">Easy XML/HTML parsing (jQuery)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We've chosen REST instead of SOAP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We‘re working with states and we‘re not executing service routin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"><text:span text:style-name="T4"/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...full list to be added</text:span></text:p>
              </text:list-item>
            </text:list>
          </draw:text-box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5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7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Application Architecture</text:span></text:p>
          </draw:text-box>
        </draw:frame>
        <draw:custom-shape draw:name="Abgerundetes Rechteck 4" draw:style-name="gr2" draw:text-style-name="P2" draw:layer="layout" svg:width="4.392cm" svg:height="2.54cm" svg:x="1.64cm" svg:y="7.329cm">
          <text:p text:style-name="P8"><text:span text:style-name="T5">RSS Feed</text:span></text:p>
          <text:p text:style-name="P8"><text:span text:style-name="T5">Pars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5" draw:style-name="gr2" draw:text-style-name="P2" draw:layer="layout" svg:width="4.392cm" svg:height="2.54cm" svg:x="1.64cm" svg:y="10.107cm">
          <text:p text:style-name="P8"><text:span text:style-name="T5">Link/Website</text:span></text:p>
          <text:p text:style-name="P8"><text:span text:style-name="T5">Pars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Flussdiagramm: Magnetplattenspeicher 6" draw:style-name="gr2" draw:text-style-name="P2" xml:id="id1" draw:id="id1" draw:layer="layout" svg:width="3.916cm" svg:height="4.313cm" svg:x="8.202cm" svg:y="7.951cm">
          <text:p text:style-name="P8"><text:span text:style-name="T5">DB</text:span></text:p>
          <draw:enhanced-geometry svg:viewBox="0 0 1409700 1552575" draw:text-areas="?f14 ?f12 ?f17 ?f18" draw:glue-points="?f11 ?f12 ?f11 ?f13 ?f14 ?f15 ?f11 ?f16 ?f17 ?f15" draw:type="non-primitive" draw:enhanced-path="S M 0 258763 A ?f58 ?f59 ?f60 ?f61 0 258763 ?f55 ?f57 W ?f62 ?f63 ?f64 ?f65 0 258763 ?f55 ?f57 L 1409700 1293813 A ?f101 ?f102 ?f103 ?f104 1409700 1293813 ?f98 ?f100 W ?f105 ?f106 ?f107 ?f108 1409700 1293813 ?f98 ?f100 Z N F M 1409700 258763 A ?f101 ?f113 ?f103 ?f114 1409700 258763 ?f98 ?f112 W ?f105 ?f115 ?f107 ?f116 1409700 258763 ?f98 ?f112 N F M 0 258763 A ?f58 ?f59 ?f60 ?f61 0 258763 ?f55 ?f57 W ?f62 ?f63 ?f64 ?f65 0 258763 ?f55 ?f57 L 1409700 1293813 A ?f101 ?f102 ?f103 ?f104 1409700 1293813 ?f98 ?f100 W ?f105 ?f106 ?f107 ?f108 1409700 1293813 ?f98 ?f100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?f7 / 1409700"/>
            <draw:equation draw:name="f10" draw:formula="?f6 / 1552575"/>
            <draw:equation draw:name="f11" draw:formula="704850 / ?f9"/>
            <draw:equation draw:name="f12" draw:formula="517525 / ?f10"/>
            <draw:equation draw:name="f13" draw:formula="0 / ?f10"/>
            <draw:equation draw:name="f14" draw:formula="0 / ?f9"/>
            <draw:equation draw:name="f15" draw:formula="776288 / ?f10"/>
            <draw:equation draw:name="f16" draw:formula="1552575 / ?f10"/>
            <draw:equation draw:name="f17" draw:formula="1409700 / ?f9"/>
            <draw:equation draw:name="f18" draw:formula="1293813 / ?f10"/>
            <draw:equation draw:name="f19" draw:formula="21550000 - 10800000"/>
            <draw:equation draw:name="f20" draw:formula="if(?f19, 10800000, 21550000)"/>
            <draw:equation draw:name="f21" draw:formula="-21550000 - ?f20"/>
            <draw:equation draw:name="f22" draw:formula="if(?f21, -21550000, ?f20)"/>
            <draw:equation draw:name="f23" draw:formula="10800000 + ?f22"/>
            <draw:equation draw:name="f24" draw:formula="10800000 + ?f1"/>
            <draw:equation draw:name="f25" draw:formula="?f24 * ?f8 / ?f0"/>
            <draw:equation draw:name="f26" draw:formula="0 - ?f25"/>
            <draw:equation draw:name="f27" draw:formula="cos(?f26)"/>
            <draw:equation draw:name="f28" draw:formula="0 - ?f27"/>
            <draw:equation draw:name="f29" draw:formula="?f28 * 704850"/>
            <draw:equation draw:name="f30" draw:formula="sin(?f26)"/>
            <draw:equation draw:name="f31" draw:formula="0 - ?f30"/>
            <draw:equation draw:name="f32" draw:formula="?f31 * 258763"/>
            <draw:equation draw:name="f33" draw:formula="sqrt(?f29 * ?f29 + ?f32 * ?f32 + 0 * 0)"/>
            <draw:equation draw:name="f34" draw:formula="704850 * 258763 / ?f33"/>
            <draw:equation draw:name="f35" draw:formula="?f31 * ?f34"/>
            <draw:equation draw:name="f36" draw:formula="0 - ?f35"/>
            <draw:equation draw:name="f37" draw:formula="?f28 * ?f34"/>
            <draw:equation draw:name="f38" draw:formula="258763 - ?f37"/>
            <draw:equation draw:name="f39" draw:formula="?f36 - 704850"/>
            <draw:equation draw:name="f40" draw:formula="?f38 - 258763"/>
            <draw:equation draw:name="f41" draw:formula="?f36 + 704850"/>
            <draw:equation draw:name="f42" draw:formula="?f38 + 258763"/>
            <draw:equation draw:name="f43" draw:formula="?f23 + ?f1"/>
            <draw:equation draw:name="f44" draw:formula="?f43 * ?f8 / ?f0"/>
            <draw:equation draw:name="f45" draw:formula="0 - ?f44"/>
            <draw:equation draw:name="f46" draw:formula="cos(?f45)"/>
            <draw:equation draw:name="f47" draw:formula="0 - ?f46"/>
            <draw:equation draw:name="f48" draw:formula="?f47 * 704850"/>
            <draw:equation draw:name="f49" draw:formula="sin(?f45)"/>
            <draw:equation draw:name="f50" draw:formula="0 - ?f49"/>
            <draw:equation draw:name="f51" draw:formula="?f50 * 258763"/>
            <draw:equation draw:name="f52" draw:formula="sqrt(?f48 * ?f48 + ?f51 * ?f51 + 0 * 0)"/>
            <draw:equation draw:name="f53" draw:formula="704850 * 258763 / ?f52"/>
            <draw:equation draw:name="f54" draw:formula="?f50 * ?f53"/>
            <draw:equation draw:name="f55" draw:formula="?f36 + ?f54"/>
            <draw:equation draw:name="f56" draw:formula="?f47 * ?f53"/>
            <draw:equation draw:name="f57" draw:formula="?f38 + ?f56"/>
            <draw:equation draw:name="f58" draw:formula="if(?f22, 0, ?f39)"/>
            <draw:equation draw:name="f59" draw:formula="if(?f22, 258763, ?f40)"/>
            <draw:equation draw:name="f60" draw:formula="if(?f22, 0, ?f41)"/>
            <draw:equation draw:name="f61" draw:formula="if(?f22, 258763, ?f42)"/>
            <draw:equation draw:name="f62" draw:formula="if(?f22, ?f39, ?f55)"/>
            <draw:equation draw:name="f63" draw:formula="if(?f22, ?f40, ?f57)"/>
            <draw:equation draw:name="f64" draw:formula="if(?f22, ?f41, ?f55)"/>
            <draw:equation draw:name="f65" draw:formula="if(?f22, ?f42, ?f57)"/>
            <draw:equation draw:name="f66" draw:formula="0 + ?f22"/>
            <draw:equation draw:name="f67" draw:formula="0 + ?f1"/>
            <draw:equation draw:name="f68" draw:formula="?f67 * ?f8 / ?f0"/>
            <draw:equation draw:name="f69" draw:formula="0 - ?f68"/>
            <draw:equation draw:name="f70" draw:formula="cos(?f69)"/>
            <draw:equation draw:name="f71" draw:formula="0 - ?f70"/>
            <draw:equation draw:name="f72" draw:formula="?f71 * 704850"/>
            <draw:equation draw:name="f73" draw:formula="sin(?f69)"/>
            <draw:equation draw:name="f74" draw:formula="0 - ?f73"/>
            <draw:equation draw:name="f75" draw:formula="?f74 * 258763"/>
            <draw:equation draw:name="f76" draw:formula="sqrt(?f72 * ?f72 + ?f75 * ?f75 + 0 * 0)"/>
            <draw:equation draw:name="f77" draw:formula="704850 * 258763 / ?f76"/>
            <draw:equation draw:name="f78" draw:formula="?f74 * ?f77"/>
            <draw:equation draw:name="f79" draw:formula="1409700 - ?f78"/>
            <draw:equation draw:name="f80" draw:formula="?f71 * ?f77"/>
            <draw:equation draw:name="f81" draw:formula="1293813 - ?f80"/>
            <draw:equation draw:name="f82" draw:formula="?f79 - 704850"/>
            <draw:equation draw:name="f83" draw:formula="?f81 - 258763"/>
            <draw:equation draw:name="f84" draw:formula="?f79 + 704850"/>
            <draw:equation draw:name="f85" draw:formula="?f81 + 258763"/>
            <draw:equation draw:name="f86" draw:formula="?f66 + ?f1"/>
            <draw:equation draw:name="f87" draw:formula="?f86 * ?f8 / ?f0"/>
            <draw:equation draw:name="f88" draw:formula="0 - ?f87"/>
            <draw:equation draw:name="f89" draw:formula="cos(?f88)"/>
            <draw:equation draw:name="f90" draw:formula="0 - ?f89"/>
            <draw:equation draw:name="f91" draw:formula="?f90 * 704850"/>
            <draw:equation draw:name="f92" draw:formula="sin(?f88)"/>
            <draw:equation draw:name="f93" draw:formula="0 - ?f92"/>
            <draw:equation draw:name="f94" draw:formula="?f93 * 258763"/>
            <draw:equation draw:name="f95" draw:formula="sqrt(?f91 * ?f91 + ?f94 * ?f94 + 0 * 0)"/>
            <draw:equation draw:name="f96" draw:formula="704850 * 258763 / ?f95"/>
            <draw:equation draw:name="f97" draw:formula="?f93 * ?f96"/>
            <draw:equation draw:name="f98" draw:formula="?f79 + ?f97"/>
            <draw:equation draw:name="f99" draw:formula="?f90 * ?f96"/>
            <draw:equation draw:name="f100" draw:formula="?f81 + ?f99"/>
            <draw:equation draw:name="f101" draw:formula="if(?f22, 1409700, ?f82)"/>
            <draw:equation draw:name="f102" draw:formula="if(?f22, 1293813, ?f83)"/>
            <draw:equation draw:name="f103" draw:formula="if(?f22, 1409700, ?f84)"/>
            <draw:equation draw:name="f104" draw:formula="if(?f22, 1293813, ?f85)"/>
            <draw:equation draw:name="f105" draw:formula="if(?f22, ?f82, ?f98)"/>
            <draw:equation draw:name="f106" draw:formula="if(?f22, ?f83, ?f100)"/>
            <draw:equation draw:name="f107" draw:formula="if(?f22, ?f84, ?f98)"/>
            <draw:equation draw:name="f108" draw:formula="if(?f22, ?f85, ?f100)"/>
            <draw:equation draw:name="f109" draw:formula="258763 - ?f80"/>
            <draw:equation draw:name="f110" draw:formula="?f109 - 258763"/>
            <draw:equation draw:name="f111" draw:formula="?f109 + 258763"/>
            <draw:equation draw:name="f112" draw:formula="?f109 + ?f99"/>
            <draw:equation draw:name="f113" draw:formula="if(?f22, 258763, ?f110)"/>
            <draw:equation draw:name="f114" draw:formula="if(?f22, 258763, ?f111)"/>
            <draw:equation draw:name="f115" draw:formula="if(?f22, ?f110, ?f112)"/>
            <draw:equation draw:name="f116" draw:formula="if(?f22, ?f111, ?f112)"/>
          </draw:enhanced-geometry>
        </draw:custom-shape>
        <draw:connector draw:name="Gerade Verbindung mit Pfeil 8" draw:style-name="gr3" draw:layer="layout" draw:type="line" svg:x1="6.032cm" svg:y1="8.037cm" svg:x2="8.202cm" svg:y2="9.545cm" svg:d="m6032 8037 2170 1508" svg:viewBox="0 0 2171 1509">
          <text:p/>
        </draw:connector>
        <draw:connector draw:name="Gerade Verbindung mit Pfeil 11" draw:style-name="gr4" draw:layer="layout" draw:type="line" svg:x1="8.202cm" svg:y1="10.742cm" svg:x2="6.032cm" svg:y2="12.012cm" svg:d="m8202 10742-2170 1270" svg:viewBox="0 0 2171 1271">
          <text:p/>
        </draw:connector>
        <draw:custom-shape draw:name="Abgerundetes Rechteck 12" draw:style-name="gr2" draw:text-style-name="P2" xml:id="id2" draw:id="id2" draw:layer="layout" svg:width="4.392cm" svg:height="2.897cm" svg:x="1.64cm" svg:y="12.885cm">
          <text:p text:style-name="P8"><text:span text:style-name="T5">Sentiment</text:span></text:p>
          <text:p text:style-name="P8"><text:span text:style-name="T5">Analyzer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13" draw:style-name="gr5" draw:layer="layout" draw:type="line" svg:x1="10.16cm" svg:y1="12.264cm" svg:x2="6.032cm" svg:y2="14.333cm" draw:start-shape="id1" draw:start-glue-point="2" draw:end-shape="id2" draw:end-glue-point="1" svg:d="m10160 12264-4128 2069" svg:viewBox="0 0 4129 2070">
          <text:p/>
        </draw:connector>
        <draw:custom-shape draw:name="Abgerundetes Rechteck 17" draw:style-name="gr2" draw:text-style-name="P2" xml:id="id3" draw:id="id3" draw:layer="layout" svg:width="4.763cm" svg:height="3.221cm" svg:x="14.076cm" svg:y="8.496cm">
          <text:p text:style-name="P8"><text:span text:style-name="T5">REST Servic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draw:name="Abgerundetes Rechteck 18" draw:style-name="gr6" draw:text-style-name="P2" xml:id="id4" draw:id="id4" draw:layer="layout" svg:width="4.763cm" svg:height="3.188cm" svg:x="14.076cm" svg:y="15.782cm">
          <text:p text:style-name="P8"><text:span text:style-name="T5">Crowd Sourcing</text:span></text:p>
          <text:p text:style-name="P8"><text:span text:style-name="T5">Plattform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0" draw:style-name="gr7" draw:layer="layout" draw:type="line" svg:x1="16.457cm" svg:y1="11.717cm" svg:x2="16.457cm" svg:y2="15.782cm" draw:start-shape="id3" draw:start-glue-point="2" draw:end-shape="id4" draw:end-glue-point="0" svg:d="m16457 11717v4065" svg:viewBox="0 0 1 4066">
          <text:p/>
        </draw:connector>
        <draw:connector draw:name="Gerade Verbindung mit Pfeil 21" draw:style-name="gr8" draw:layer="layout" draw:type="line" svg:x1="14.076cm" svg:y1="10.106cm" svg:x2="12.118cm" svg:y2="10.107cm" draw:start-shape="id3" draw:start-glue-point="3" draw:end-shape="id1" draw:end-glue-point="1" svg:d="m14076 10106-1958 1" svg:viewBox="0 0 1959 2">
          <text:p/>
        </draw:connector>
        <draw:custom-shape draw:name="Abgerundetes Rechteck 25" draw:style-name="gr2" draw:text-style-name="P2" xml:id="id5" draw:id="id5" draw:layer="layout" svg:width="4.763cm" svg:height="2.54cm" svg:x="14.076cm" svg:y="4.343cm">
          <text:p text:style-name="P8"><text:span text:style-name="T5">Website</text:span></text:p>
          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onnector draw:name="Gerade Verbindung mit Pfeil 26" draw:style-name="gr9" draw:layer="layout" draw:type="line" svg:x1="16.457cm" svg:y1="6.883cm" svg:x2="16.457cm" svg:y2="8.496cm" draw:start-shape="id5" draw:start-glue-point="2" draw:end-shape="id3" draw:end-glue-point="0" svg:d="m16457 6883v1613" svg:viewBox="0 0 1 1614">
          <text:p/>
        </draw:connector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6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Live Presentation</text:span></text:p>
          </draw:text-box>
        </draw:frame>
        <draw:frame draw:name="Textplatzhalter 2" presentation:style-name="pr7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frame draw:name="Foliennummernplatzhalter 6" draw:style-name="gr1" draw:text-style-name="P10" draw:layer="layout" svg:width="9.113cm" svg:height="1.484cm" svg:x="11.886cm" svg:y="28.215cm">
            <draw:text-box>
              <text:p text:style-name="P9"><text:span text:style-name="T3"><text:page-number>&lt;numb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7" presentation:class="page"/>
          <draw:frame draw:name="Notizenplatzhalter 2"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9" draw:master-page-name="Master2-Layout7-blank-Leer" presentation:presentation-page-layout-name="AL1T13">
        <draw:frame draw:name="Titel 1" presentation:style-name="pr4" draw:text-style-name="P2" draw:layer="layout" svg:width="23cm" svg:height="3.506cm" svg:x="1cm" svg:y="0.837cm" presentation:class="title">
          <draw:text-box>
            <text:p text:style-name="P1"><text:span text:style-name="T1">Questions &amp; Answers</text:span></text:p>
          </draw:text-box>
        </draw:frame>
        <draw:frame draw:name="Textplatzhalter 2" presentation:style-name="pr7" draw:text-style-name="P2" draw:layer="layout" svg:width="22.6cm" svg:height="13.859cm" svg:x="1.4cm" svg:y="4.914cm" presentation:class="outline" presentation:placeholder="true">
          <draw:text-box/>
        </draw:frame>
        <presentation:notes draw:style-name="dp2">
          <draw:frame draw:name="Foliennummernplatzhalter 6" draw:style-name="gr1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layer="layout" svg:width="14.848cm" svg:height="11.135cm" svg:x="3.074cm" svg:y="2.258cm" draw:page-number="8" presentation:class="page"/>
          <draw:frame draw:name="Notizenplatzhalter 2"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a1016" xlink:href="Pictures/1000000000000320000002581B42268A.png" xlink:type="simple" xlink:show="embed" xlink:actuate="onLoad"/>
    <draw:fill-image draw:name="a1066" xlink:href="Pictures/1000000000000320000002581B42268A.png" xlink:type="simple" xlink:show="embed" xlink:actuate="onLoad"/>
    <draw:fill-image draw:name="a1129" xlink:href="Pictures/1000000000000320000002581B42268A.png" xlink:type="simple" xlink:show="embed" xlink:actuate="onLoad"/>
    <draw:fill-image draw:name="a1151" xlink:href="Pictures/1000000000000320000002581B42268A.png" xlink:type="simple" xlink:show="embed" xlink:actuate="onLoad"/>
    <draw:fill-image draw:name="a1172" xlink:href="Pictures/1000000000000320000002581B42268A.png" xlink:type="simple" xlink:show="embed" xlink:actuate="onLoad"/>
    <draw:fill-image draw:name="a1196" xlink:href="Pictures/1000000000000320000002581B42268A.png" xlink:type="simple" xlink:show="embed" xlink:actuate="onLoad"/>
    <draw:fill-image draw:name="a1217" xlink:href="Pictures/1000000000000320000002581B42268A.png" xlink:type="simple" xlink:show="embed" xlink:actuate="onLoad"/>
    <draw:fill-image draw:name="a1300" xlink:href="Pictures/1000000000000320000002581B42268A.png" xlink:type="simple" xlink:show="embed" xlink:actuate="onLoad"/>
    <draw:fill-image draw:name="a1312" xlink:href="Pictures/1000000000000320000002581B42268A.png" xlink:type="simple" xlink:show="embed" xlink:actuate="onLoad"/>
    <draw:fill-image draw:name="a1379" xlink:href="Pictures/1000000000000320000002581B42268A.png" xlink:type="simple" xlink:show="embed" xlink:actuate="onLoad"/>
    <draw:fill-image draw:name="a552" xlink:href="Pictures/1000000000000320000002581B42268A.png" xlink:type="simple" xlink:show="embed" xlink:actuate="onLoad"/>
    <draw:fill-image draw:name="a600" xlink:href="Pictures/1000000000000320000002581B42268A.png" xlink:type="simple" xlink:show="embed" xlink:actuate="onLoad"/>
    <draw:fill-image draw:name="a637" xlink:href="Pictures/1000000000000320000002581B42268A.png" xlink:type="simple" xlink:show="embed" xlink:actuate="onLoad"/>
    <draw:fill-image draw:name="a686" xlink:href="Pictures/1000000000000320000002581B42268A.png" xlink:type="simple" xlink:show="embed" xlink:actuate="onLoad"/>
    <draw:fill-image draw:name="a723" xlink:href="Pictures/1000000000000320000002581B42268A.png" xlink:type="simple" xlink:show="embed" xlink:actuate="onLoad"/>
    <draw:fill-image draw:name="a788" xlink:href="Pictures/1000000000000320000002581B42268A.png" xlink:type="simple" xlink:show="embed" xlink:actuate="onLoad"/>
    <draw:fill-image draw:name="a861" xlink:href="Pictures/1000000000000320000002581B42268A.png" xlink:type="simple" xlink:show="embed" xlink:actuate="onLoad"/>
    <draw:fill-image draw:name="a894" xlink:href="Pictures/1000000000000320000002581B42268A.png" xlink:type="simple" xlink:show="embed" xlink:actuate="onLoad"/>
    <draw:fill-image draw:name="a923" xlink:href="Pictures/1000000000000320000002581B42268A.png" xlink:type="simple" xlink:show="embed" xlink:actuate="onLoad"/>
    <draw:fill-image draw:name="a976" xlink:href="Pictures/1000000000000320000002581B42268A.png" xlink:type="simple" xlink:show="embed" xlink:actuate="onLoad"/>
    <draw:marker draw:name="Arrow" svg:viewBox="0 0 20 30" svg:d="m10 0-10 30h20z"/>
    <draw:marker draw:name="a1336" svg:viewBox="0 0 20 30" svg:d="m10 0-10 30h20z"/>
    <draw:marker draw:name="a1338" svg:viewBox="0 0 20 30" svg:d="m10 0-10 30h20z"/>
    <draw:marker draw:name="a1339" svg:viewBox="0 0 20 30" svg:d="m10 0-10 30h20z"/>
    <draw:marker draw:name="a1347" svg:viewBox="0 0 20 30" svg:d="m10 0-10 30h20z"/>
    <draw:marker draw:name="a1348" svg:viewBox="0 0 20 30" svg:d="m10 0-10 30h20z"/>
    <draw:marker draw:name="a1360" svg:viewBox="0 0 20 30" svg:d="m10 0-10 30h20z"/>
    <draw:marker draw:name="a1361" svg:viewBox="0 0 20 30" svg:d="m10 0-10 30h20z"/>
    <draw:marker draw:name="a1363" svg:viewBox="0 0 20 30" svg:d="m10 0-10 30h20z"/>
    <draw:marker draw:name="a1364" svg:viewBox="0 0 20 30" svg:d="m10 0-10 30h20z"/>
    <draw:marker draw:name="a1370" svg:viewBox="0 0 20 30" svg:d="m10 0-10 30h20z"/>
    <draw:marker draw:name="a1371" svg:viewBox="0 0 20 30" svg:d="m10 0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shrink-to-fit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cm" fo:margin-bottom="0.4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cm" fo:margin-bottom="0.3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cm" fo:margin-bottom="0.2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cm" fo:margin-bottom="0.1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cm" fo:margin-bottom="0.1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cm" fo:margin-bottom="0.1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cm" fo:margin-bottom="0.1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cm" fo:margin-bottom="0.1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yt-roundedrect-background" style:family="presentation">
      <style:graphic-properties draw:stroke="none" draw:fill="solid" draw:fill-color="#ffffff" draw:fill-image-name="a552" style:repeat="stretch"/>
      <style:text-properties style:letter-kerning="true"/>
    </style:style>
    <style:style style:name="Master2-lyt-roundedr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yt-roundedrec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yt-roundedrect-outline1" style:family="presentation">
      <style:graphic-properties draw:stroke="none" draw:fill="none" draw:auto-grow-height="false" draw:fit-to-size="shrink-to-fit">
        <text:list-style style:name="Master2-lyt-roundedr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outline2" style:family="presentation" style:parent-style-name="Master2-lyt-roundedrect-outline1">
      <style:paragraph-properties fo:margin-top="0cm" fo:margin-bottom="0.4cm"/>
      <style:text-properties fo:font-size="28pt" style:font-size-asian="28pt" style:font-size-complex="28pt"/>
    </style:style>
    <style:style style:name="Master2-lyt-roundedrect-outline3" style:family="presentation" style:parent-style-name="Master2-lyt-roundedrect-outline2">
      <style:paragraph-properties fo:margin-top="0cm" fo:margin-bottom="0.3cm"/>
      <style:text-properties fo:font-size="24pt" style:font-size-asian="24pt" style:font-size-complex="24pt"/>
    </style:style>
    <style:style style:name="Master2-lyt-roundedrect-outline4" style:family="presentation" style:parent-style-name="Master2-lyt-roundedrect-outline3">
      <style:paragraph-properties fo:margin-top="0cm" fo:margin-bottom="0.2cm"/>
      <style:text-properties fo:font-size="20pt" style:font-size-asian="20pt" style:font-size-complex="20pt"/>
    </style:style>
    <style:style style:name="Master2-lyt-roundedrect-outline5" style:family="presentation" style:parent-style-name="Master2-lyt-roundedrect-outline4">
      <style:paragraph-properties fo:margin-top="0cm" fo:margin-bottom="0.1cm"/>
      <style:text-properties fo:font-size="20pt" style:font-size-asian="20pt" style:font-size-complex="20pt"/>
    </style:style>
    <style:style style:name="Master2-lyt-roundedrect-outline6" style:family="presentation" style:parent-style-name="Master2-lyt-roundedrect-outline5">
      <style:paragraph-properties fo:margin-top="0cm" fo:margin-bottom="0.1cm"/>
      <style:text-properties fo:font-size="20pt" style:font-size-asian="20pt" style:font-size-complex="20pt"/>
    </style:style>
    <style:style style:name="Master2-lyt-roundedrect-outline7" style:family="presentation" style:parent-style-name="Master2-lyt-roundedrect-outline6">
      <style:paragraph-properties fo:margin-top="0cm" fo:margin-bottom="0.1cm"/>
      <style:text-properties fo:font-size="20pt" style:font-size-asian="20pt" style:font-size-complex="20pt"/>
    </style:style>
    <style:style style:name="Master2-lyt-roundedrect-outline8" style:family="presentation" style:parent-style-name="Master2-lyt-roundedrect-outline7">
      <style:paragraph-properties fo:margin-top="0cm" fo:margin-bottom="0.1cm"/>
      <style:text-properties fo:font-size="20pt" style:font-size-asian="20pt" style:font-size-complex="20pt"/>
    </style:style>
    <style:style style:name="Master2-lyt-roundedrect-outline9" style:family="presentation" style:parent-style-name="Master2-lyt-roundedrect-outline8">
      <style:paragraph-properties fo:margin-top="0cm" fo:margin-bottom="0.1cm"/>
      <style:text-properties fo:font-size="20pt" style:font-size-asian="20pt" style:font-size-complex="20pt"/>
    </style:style>
    <style:style style:name="Master2-lyt-roundedrect-subtitle" style:family="presentation">
      <style:graphic-properties draw:stroke="none" draw:fill="none" draw:textarea-vertical-align="middle">
        <text:list-style style:name="Master2-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yt-roundedrect-title" style:family="presentation">
      <style:graphic-properties draw:stroke="none" draw:fill="none" draw:textarea-vertical-align="middle">
        <text:list-style style:name="Master2-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background" style:family="presentation">
      <style:graphic-properties draw:stroke="none" draw:fill="solid" draw:fill-color="#ffffff" draw:fill-image-name="a600" style:repeat="stretch"/>
      <style:text-properties style:letter-kerning="true"/>
    </style:style>
    <style:style style:name="Master2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1" style:family="presentation">
      <style:graphic-properties draw:stroke="none" draw:fill="none" draw:auto-grow-height="false" draw:fit-to-size="shrink-to-fit">
        <text:list-style style:name="Master2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outline2" style:family="presentation" style:parent-style-name="Master2-Layout1-title-Titelfolie-outline1">
      <style:paragraph-properties fo:margin-top="0cm" fo:margin-bottom="0.4cm"/>
      <style:text-properties fo:font-size="28pt" style:font-size-asian="28pt" style:font-size-complex="28pt"/>
    </style:style>
    <style:style style:name="Master2-Layout1-title-Titelfolie-outline3" style:family="presentation" style:parent-style-name="Master2-Layout1-title-Titelfolie-outline2">
      <style:paragraph-properties fo:margin-top="0cm" fo:margin-bottom="0.3cm"/>
      <style:text-properties fo:font-size="24pt" style:font-size-asian="24pt" style:font-size-complex="24pt"/>
    </style:style>
    <style:style style:name="Master2-Layout1-title-Titelfolie-outline4" style:family="presentation" style:parent-style-name="Master2-Layout1-title-Titelfolie-outline3">
      <style:paragraph-properties fo:margin-top="0cm" fo:margin-bottom="0.2cm"/>
      <style:text-properties fo:font-size="20pt" style:font-size-asian="20pt" style:font-size-complex="20pt"/>
    </style:style>
    <style:style style:name="Master2-Layout1-title-Titelfolie-outline5" style:family="presentation" style:parent-style-name="Master2-Layout1-title-Titelfolie-outline4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6" style:family="presentation" style:parent-style-name="Master2-Layout1-title-Titelfolie-outline5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7" style:family="presentation" style:parent-style-name="Master2-Layout1-title-Titelfolie-outline6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8" style:family="presentation" style:parent-style-name="Master2-Layout1-title-Titelfolie-outline7">
      <style:paragraph-properties fo:margin-top="0cm" fo:margin-bottom="0.1cm"/>
      <style:text-properties fo:font-size="20pt" style:font-size-asian="20pt" style:font-size-complex="20pt"/>
    </style:style>
    <style:style style:name="Master2-Layout1-title-Titelfolie-outline9" style:family="presentation" style:parent-style-name="Master2-Layout1-title-Titelfolie-outline8">
      <style:paragraph-properties fo:margin-top="0cm" fo:margin-bottom="0.1cm"/>
      <style:text-properties fo:font-size="20pt" style:font-size-asian="20pt" style:font-size-complex="20pt"/>
    </style:style>
    <style:style style:name="Master2-Layout1-title-Titelfolie-subtitle" style:family="presentation">
      <style:graphic-properties draw:stroke="none" draw:fill="none" draw:textarea-vertical-align="middle">
        <text:list-style style:name="Master2-Layout1-title-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elfolie-title" style:family="presentation">
      <style:graphic-properties draw:stroke="none" draw:fill="none" draw:textarea-vertical-align="middle">
        <text:list-style style:name="Master2-Layout1-title-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background" style:family="presentation">
      <style:graphic-properties draw:stroke="none" draw:fill="solid" draw:fill-color="#ffffff" draw:fill-image-name="a637" style:repeat="stretch"/>
      <style:text-properties style:letter-kerning="true"/>
    </style:style>
    <style:style style:name="Master2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el-und-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1" style:family="presentation">
      <style:graphic-properties draw:stroke="none" draw:fill="none" draw:auto-grow-height="false" draw:fit-to-size="shrink-to-fit">
        <text:list-style style:name="Master2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outline2" style:family="presentation" style:parent-style-name="Master2-Layout2-obj-Titel-und-Inhalt-outline1">
      <style:paragraph-properties fo:margin-top="0cm" fo:margin-bottom="0.4cm"/>
      <style:text-properties fo:font-size="28pt" style:font-size-asian="28pt" style:font-size-complex="28pt"/>
    </style:style>
    <style:style style:name="Master2-Layout2-obj-Titel-und-Inhalt-outline3" style:family="presentation" style:parent-style-name="Master2-Layout2-obj-Titel-und-Inhalt-outline2">
      <style:paragraph-properties fo:margin-top="0cm" fo:margin-bottom="0.3cm"/>
      <style:text-properties fo:font-size="24pt" style:font-size-asian="24pt" style:font-size-complex="24pt"/>
    </style:style>
    <style:style style:name="Master2-Layout2-obj-Titel-und-Inhalt-outline4" style:family="presentation" style:parent-style-name="Master2-Layout2-obj-Titel-und-Inhalt-outline3">
      <style:paragraph-properties fo:margin-top="0cm" fo:margin-bottom="0.2cm"/>
      <style:text-properties fo:font-size="20pt" style:font-size-asian="20pt" style:font-size-complex="20pt"/>
    </style:style>
    <style:style style:name="Master2-Layout2-obj-Titel-und-Inhalt-outline5" style:family="presentation" style:parent-style-name="Master2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6" style:family="presentation" style:parent-style-name="Master2-Layout2-obj-Titel-und-Inhalt-outline5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7" style:family="presentation" style:parent-style-name="Master2-Layout2-obj-Titel-und-Inhalt-outline6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8" style:family="presentation" style:parent-style-name="Master2-Layout2-obj-Titel-und-Inhalt-outline7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outline9" style:family="presentation" style:parent-style-name="Master2-Layout2-obj-Titel-und-Inhalt-outline8">
      <style:paragraph-properties fo:margin-top="0cm" fo:margin-bottom="0.1cm"/>
      <style:text-properties fo:font-size="20pt" style:font-size-asian="20pt" style:font-size-complex="20pt"/>
    </style:style>
    <style:style style:name="Master2-Layout2-obj-Titel-und-Inhalt-subtitle" style:family="presentation">
      <style:graphic-properties draw:stroke="none" draw:fill="none" draw:textarea-vertical-align="middle">
        <text:list-style style:name="Master2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el-und-Inhalt-title" style:family="presentation">
      <style:graphic-properties draw:stroke="none" draw:fill="none" draw:textarea-vertical-align="middle">
        <text:list-style style:name="Master2-Layout2-obj-Titel-und-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background" style:display-name="Master2-Layout3-secHead-Abschnitts-&#10;überschrift-background" style:family="presentation">
      <style:graphic-properties draw:stroke="none" draw:fill="solid" draw:fill-color="#ffffff" draw:fill-image-name="a686" style:repeat="stretch"/>
      <style:text-properties style:letter-kerning="true"/>
    </style:style>
    <style:style style:name="Master2-Layout3-secHead-Abschnitts-_a_überschrift-backgroundobjects" style:display-name="Master2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Abschnitts-_a_überschrift-notes" style:display-name="Master2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1" style:display-name="Master2-Layout3-secHead-Abschnitts-&#10;überschrift-outline1" style:family="presentation">
      <style:graphic-properties draw:stroke="none" draw:fill="none" draw:auto-grow-height="false" draw:fit-to-size="shrink-to-fit">
        <text:list-style style:name="Master2-Layout3-secHead-Abschnitts-_a_überschrift-outline1" style:display-name="Master2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outline2" style:display-name="Master2-Layout3-secHead-Abschnitts-&#10;überschrift-outline2" style:family="presentation" style:parent-style-name="Master2-Layout3-secHead-Abschnitts-_a_überschrift-outline1">
      <style:paragraph-properties fo:margin-top="0cm" fo:margin-bottom="0.4cm"/>
      <style:text-properties fo:font-size="28pt" style:font-size-asian="28pt" style:font-size-complex="28pt"/>
    </style:style>
    <style:style style:name="Master2-Layout3-secHead-Abschnitts-_a_überschrift-outline3" style:display-name="Master2-Layout3-secHead-Abschnitts-&#10;überschrift-outline3" style:family="presentation" style:parent-style-name="Master2-Layout3-secHead-Abschnitts-_a_überschrift-outline2">
      <style:paragraph-properties fo:margin-top="0cm" fo:margin-bottom="0.3cm"/>
      <style:text-properties fo:font-size="24pt" style:font-size-asian="24pt" style:font-size-complex="24pt"/>
    </style:style>
    <style:style style:name="Master2-Layout3-secHead-Abschnitts-_a_überschrift-outline4" style:display-name="Master2-Layout3-secHead-Abschnitts-&#10;überschrift-outline4" style:family="presentation" style:parent-style-name="Master2-Layout3-secHead-Abschnitts-_a_überschrift-outline3">
      <style:paragraph-properties fo:margin-top="0cm" fo:margin-bottom="0.2cm"/>
      <style:text-properties fo:font-size="20pt" style:font-size-asian="20pt" style:font-size-complex="20pt"/>
    </style:style>
    <style:style style:name="Master2-Layout3-secHead-Abschnitts-_a_überschrift-outline5" style:display-name="Master2-Layout3-secHead-Abschnitts-&#10;überschrift-outline5" style:family="presentation" style:parent-style-name="Master2-Layout3-secHead-Abschnitts-_a_überschrift-outline4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6" style:display-name="Master2-Layout3-secHead-Abschnitts-&#10;überschrift-outline6" style:family="presentation" style:parent-style-name="Master2-Layout3-secHead-Abschnitts-_a_überschrift-outline5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7" style:display-name="Master2-Layout3-secHead-Abschnitts-&#10;überschrift-outline7" style:family="presentation" style:parent-style-name="Master2-Layout3-secHead-Abschnitts-_a_überschrift-outline6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8" style:display-name="Master2-Layout3-secHead-Abschnitts-&#10;überschrift-outline8" style:family="presentation" style:parent-style-name="Master2-Layout3-secHead-Abschnitts-_a_überschrift-outline7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outline9" style:display-name="Master2-Layout3-secHead-Abschnitts-&#10;überschrift-outline9" style:family="presentation" style:parent-style-name="Master2-Layout3-secHead-Abschnitts-_a_überschrift-outline8">
      <style:paragraph-properties fo:margin-top="0cm" fo:margin-bottom="0.1cm"/>
      <style:text-properties fo:font-size="20pt" style:font-size-asian="20pt" style:font-size-complex="20pt"/>
    </style:style>
    <style:style style:name="Master2-Layout3-secHead-Abschnitts-_a_überschrift-subtitle" style:display-name="Master2-Layout3-secHead-Abschnitts-&#10;überschrift-subtitle" style:family="presentation">
      <style:graphic-properties draw:stroke="none" draw:fill="none" draw:textarea-vertical-align="middle">
        <text:list-style style:name="Master2-Layout3-secHead-Abschnitts-_a_überschrift-subtitle" style:display-name="Master2-Layout3-secHead-Abschnitts-&#10;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Abschnitts-_a_überschrift-title" style:display-name="Master2-Layout3-secHead-Abschnitts-&#10;überschrift-title" style:family="presentation">
      <style:graphic-properties draw:stroke="none" draw:fill="none" draw:textarea-vertical-align="middle">
        <text:list-style style:name="Master2-Layout3-secHead-Abschnitts-_a_überschrift-title" style:display-name="Master2-Layout3-secHead-Abschnitts-&#10;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background" style:family="presentation">
      <style:graphic-properties draw:stroke="none" draw:fill="solid" draw:fill-color="#ffffff" draw:fill-image-name="a723" style:repeat="stretch"/>
      <style:text-properties style:letter-kerning="true"/>
    </style:style>
    <style:style style:name="Master2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Zwei-Inhal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1" style:family="presentation">
      <style:graphic-properties draw:stroke="none" draw:fill="none" draw:auto-grow-height="false" draw:fit-to-size="shrink-to-fit">
        <text:list-style style:name="Master2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outline2" style:family="presentation" style:parent-style-name="Master2-Layout4-twoObj-Zwei-Inhalte-outline1">
      <style:paragraph-properties fo:margin-top="0cm" fo:margin-bottom="0.4cm"/>
      <style:text-properties fo:font-size="28pt" style:font-size-asian="28pt" style:font-size-complex="28pt"/>
    </style:style>
    <style:style style:name="Master2-Layout4-twoObj-Zwei-Inhalte-outline3" style:family="presentation" style:parent-style-name="Master2-Layout4-twoObj-Zwei-Inhalte-outline2">
      <style:paragraph-properties fo:margin-top="0cm" fo:margin-bottom="0.3cm"/>
      <style:text-properties fo:font-size="24pt" style:font-size-asian="24pt" style:font-size-complex="24pt"/>
    </style:style>
    <style:style style:name="Master2-Layout4-twoObj-Zwei-Inhalte-outline4" style:family="presentation" style:parent-style-name="Master2-Layout4-twoObj-Zwei-Inhalte-outline3">
      <style:paragraph-properties fo:margin-top="0cm" fo:margin-bottom="0.2cm"/>
      <style:text-properties fo:font-size="20pt" style:font-size-asian="20pt" style:font-size-complex="20pt"/>
    </style:style>
    <style:style style:name="Master2-Layout4-twoObj-Zwei-Inhalte-outline5" style:family="presentation" style:parent-style-name="Master2-Layout4-twoObj-Zwei-Inhalte-outline4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6" style:family="presentation" style:parent-style-name="Master2-Layout4-twoObj-Zwei-Inhalte-outline5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7" style:family="presentation" style:parent-style-name="Master2-Layout4-twoObj-Zwei-Inhalte-outline6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8" style:family="presentation" style:parent-style-name="Master2-Layout4-twoObj-Zwei-Inhalte-outline7">
      <style:paragraph-properties fo:margin-top="0cm" fo:margin-bottom="0.1cm"/>
      <style:text-properties fo:font-size="20pt" style:font-size-asian="20pt" style:font-size-complex="20pt"/>
    </style:style>
    <style:style style:name="Master2-Layout4-twoObj-Zwei-Inhalte-outline9" style:family="presentation" style:parent-style-name="Master2-Layout4-twoObj-Zwei-Inhalte-outline8">
      <style:paragraph-properties fo:margin-top="0cm" fo:margin-bottom="0.1cm"/>
      <style:text-properties fo:font-size="20pt" style:font-size-asian="20pt" style:font-size-complex="20pt"/>
    </style:style>
    <style:style style:name="Master2-Layout4-twoObj-Zwei-Inhalte-subtitle" style:family="presentation">
      <style:graphic-properties draw:stroke="none" draw:fill="none" draw:textarea-vertical-align="middle">
        <text:list-style style:name="Master2-Layout4-twoObj-Zwei-Inhal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Zwei-Inhalte-title" style:family="presentation">
      <style:graphic-properties draw:stroke="none" draw:fill="none" draw:textarea-vertical-align="middle">
        <text:list-style style:name="Master2-Layout4-twoObj-Zwei-Inhal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background" style:family="presentation">
      <style:graphic-properties draw:stroke="none" draw:fill="solid" draw:fill-color="#ffffff" draw:fill-image-name="a788" style:repeat="stretch"/>
      <style:text-properties style:letter-kerning="true"/>
    </style:style>
    <style:style style:name="Master2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Vergleich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1" style:family="presentation">
      <style:graphic-properties draw:stroke="none" draw:fill="none" draw:auto-grow-height="false" draw:fit-to-size="shrink-to-fit">
        <text:list-style style:name="Master2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outline2" style:family="presentation" style:parent-style-name="Master2-Layout5-twoTxTwoObj-Vergleich-outline1">
      <style:paragraph-properties fo:margin-top="0cm" fo:margin-bottom="0.4cm"/>
      <style:text-properties fo:font-size="28pt" style:font-size-asian="28pt" style:font-size-complex="28pt"/>
    </style:style>
    <style:style style:name="Master2-Layout5-twoTxTwoObj-Vergleich-outline3" style:family="presentation" style:parent-style-name="Master2-Layout5-twoTxTwoObj-Vergleich-outline2">
      <style:paragraph-properties fo:margin-top="0cm" fo:margin-bottom="0.3cm"/>
      <style:text-properties fo:font-size="24pt" style:font-size-asian="24pt" style:font-size-complex="24pt"/>
    </style:style>
    <style:style style:name="Master2-Layout5-twoTxTwoObj-Vergleich-outline4" style:family="presentation" style:parent-style-name="Master2-Layout5-twoTxTwoObj-Vergleich-outline3">
      <style:paragraph-properties fo:margin-top="0cm" fo:margin-bottom="0.2cm"/>
      <style:text-properties fo:font-size="20pt" style:font-size-asian="20pt" style:font-size-complex="20pt"/>
    </style:style>
    <style:style style:name="Master2-Layout5-twoTxTwoObj-Vergleich-outline5" style:family="presentation" style:parent-style-name="Master2-Layout5-twoTxTwoObj-Vergleich-outline4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6" style:family="presentation" style:parent-style-name="Master2-Layout5-twoTxTwoObj-Vergleich-outline5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7" style:family="presentation" style:parent-style-name="Master2-Layout5-twoTxTwoObj-Vergleich-outline6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8" style:family="presentation" style:parent-style-name="Master2-Layout5-twoTxTwoObj-Vergleich-outline7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outline9" style:family="presentation" style:parent-style-name="Master2-Layout5-twoTxTwoObj-Vergleich-outline8">
      <style:paragraph-properties fo:margin-top="0cm" fo:margin-bottom="0.1cm"/>
      <style:text-properties fo:font-size="20pt" style:font-size-asian="20pt" style:font-size-complex="20pt"/>
    </style:style>
    <style:style style:name="Master2-Layout5-twoTxTwoObj-Vergleich-subtitle" style:family="presentation">
      <style:graphic-properties draw:stroke="none" draw:fill="none" draw:textarea-vertical-align="middle">
        <text:list-style style:name="Master2-Layout5-twoTxTwoObj-Vergleich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Vergleich-title" style:family="presentation">
      <style:graphic-properties draw:stroke="none" draw:fill="none" draw:textarea-vertical-align="middle">
        <text:list-style style:name="Master2-Layout5-twoTxTwoObj-Vergleich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background" style:family="presentation">
      <style:graphic-properties draw:stroke="none" draw:fill="solid" draw:fill-color="#ffffff" draw:fill-image-name="a861" style:repeat="stretch"/>
      <style:text-properties style:letter-kerning="true"/>
    </style:style>
    <style:style style:name="Master2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Nur-Tite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1" style:family="presentation">
      <style:graphic-properties draw:stroke="none" draw:fill="none" draw:auto-grow-height="false" draw:fit-to-size="shrink-to-fit">
        <text:list-style style:name="Master2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outline2" style:family="presentation" style:parent-style-name="Master2-Layout6-titleOnly-Nur-Titel-outline1">
      <style:paragraph-properties fo:margin-top="0cm" fo:margin-bottom="0.4cm"/>
      <style:text-properties fo:font-size="28pt" style:font-size-asian="28pt" style:font-size-complex="28pt"/>
    </style:style>
    <style:style style:name="Master2-Layout6-titleOnly-Nur-Titel-outline3" style:family="presentation" style:parent-style-name="Master2-Layout6-titleOnly-Nur-Titel-outline2">
      <style:paragraph-properties fo:margin-top="0cm" fo:margin-bottom="0.3cm"/>
      <style:text-properties fo:font-size="24pt" style:font-size-asian="24pt" style:font-size-complex="24pt"/>
    </style:style>
    <style:style style:name="Master2-Layout6-titleOnly-Nur-Titel-outline4" style:family="presentation" style:parent-style-name="Master2-Layout6-titleOnly-Nur-Titel-outline3">
      <style:paragraph-properties fo:margin-top="0cm" fo:margin-bottom="0.2cm"/>
      <style:text-properties fo:font-size="20pt" style:font-size-asian="20pt" style:font-size-complex="20pt"/>
    </style:style>
    <style:style style:name="Master2-Layout6-titleOnly-Nur-Titel-outline5" style:family="presentation" style:parent-style-name="Master2-Layout6-titleOnly-Nur-Titel-outline4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6" style:family="presentation" style:parent-style-name="Master2-Layout6-titleOnly-Nur-Titel-outline5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7" style:family="presentation" style:parent-style-name="Master2-Layout6-titleOnly-Nur-Titel-outline6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8" style:family="presentation" style:parent-style-name="Master2-Layout6-titleOnly-Nur-Titel-outline7">
      <style:paragraph-properties fo:margin-top="0cm" fo:margin-bottom="0.1cm"/>
      <style:text-properties fo:font-size="20pt" style:font-size-asian="20pt" style:font-size-complex="20pt"/>
    </style:style>
    <style:style style:name="Master2-Layout6-titleOnly-Nur-Titel-outline9" style:family="presentation" style:parent-style-name="Master2-Layout6-titleOnly-Nur-Titel-outline8">
      <style:paragraph-properties fo:margin-top="0cm" fo:margin-bottom="0.1cm"/>
      <style:text-properties fo:font-size="20pt" style:font-size-asian="20pt" style:font-size-complex="20pt"/>
    </style:style>
    <style:style style:name="Master2-Layout6-titleOnly-Nur-Titel-subtitle" style:family="presentation">
      <style:graphic-properties draw:stroke="none" draw:fill="none" draw:textarea-vertical-align="middle">
        <text:list-style style:name="Master2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Nur-Titel-title" style:family="presentation">
      <style:graphic-properties draw:stroke="none" draw:fill="none" draw:textarea-vertical-align="middle">
        <text:list-style style:name="Master2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Leer-background" style:family="presentation">
      <style:graphic-properties draw:stroke="none" draw:fill="solid" draw:fill-color="#ffffff" draw:fill-image-name="a894" style:repeat="stretch"/>
      <style:text-properties style:letter-kerning="true"/>
    </style:style>
    <style:style style:name="Master2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1" style:family="presentation">
      <style:graphic-properties draw:stroke="none" draw:fill="none" draw:auto-grow-height="false" draw:fit-to-size="shrink-to-fit">
        <text:list-style style:name="Master2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outline2" style:family="presentation" style:parent-style-name="Master2-Layout7-blank-Leer-outline1">
      <style:paragraph-properties fo:margin-top="0cm" fo:margin-bottom="0.4cm"/>
      <style:text-properties fo:font-size="28pt" style:font-size-asian="28pt" style:font-size-complex="28pt"/>
    </style:style>
    <style:style style:name="Master2-Layout7-blank-Leer-outline3" style:family="presentation" style:parent-style-name="Master2-Layout7-blank-Leer-outline2">
      <style:paragraph-properties fo:margin-top="0cm" fo:margin-bottom="0.3cm"/>
      <style:text-properties fo:font-size="24pt" style:font-size-asian="24pt" style:font-size-complex="24pt"/>
    </style:style>
    <style:style style:name="Master2-Layout7-blank-Leer-outline4" style:family="presentation" style:parent-style-name="Master2-Layout7-blank-Leer-outline3">
      <style:paragraph-properties fo:margin-top="0cm" fo:margin-bottom="0.2cm"/>
      <style:text-properties fo:font-size="20pt" style:font-size-asian="20pt" style:font-size-complex="20pt"/>
    </style:style>
    <style:style style:name="Master2-Layout7-blank-Leer-outline5" style:family="presentation" style:parent-style-name="Master2-Layout7-blank-Leer-outline4">
      <style:paragraph-properties fo:margin-top="0cm" fo:margin-bottom="0.1cm"/>
      <style:text-properties fo:font-size="20pt" style:font-size-asian="20pt" style:font-size-complex="20pt"/>
    </style:style>
    <style:style style:name="Master2-Layout7-blank-Leer-outline6" style:family="presentation" style:parent-style-name="Master2-Layout7-blank-Leer-outline5">
      <style:paragraph-properties fo:margin-top="0cm" fo:margin-bottom="0.1cm"/>
      <style:text-properties fo:font-size="20pt" style:font-size-asian="20pt" style:font-size-complex="20pt"/>
    </style:style>
    <style:style style:name="Master2-Layout7-blank-Leer-outline7" style:family="presentation" style:parent-style-name="Master2-Layout7-blank-Leer-outline6">
      <style:paragraph-properties fo:margin-top="0cm" fo:margin-bottom="0.1cm"/>
      <style:text-properties fo:font-size="20pt" style:font-size-asian="20pt" style:font-size-complex="20pt"/>
    </style:style>
    <style:style style:name="Master2-Layout7-blank-Leer-outline8" style:family="presentation" style:parent-style-name="Master2-Layout7-blank-Leer-outline7">
      <style:paragraph-properties fo:margin-top="0cm" fo:margin-bottom="0.1cm"/>
      <style:text-properties fo:font-size="20pt" style:font-size-asian="20pt" style:font-size-complex="20pt"/>
    </style:style>
    <style:style style:name="Master2-Layout7-blank-Leer-outline9" style:family="presentation" style:parent-style-name="Master2-Layout7-blank-Leer-outline8">
      <style:paragraph-properties fo:margin-top="0cm" fo:margin-bottom="0.1cm"/>
      <style:text-properties fo:font-size="20pt" style:font-size-asian="20pt" style:font-size-complex="20pt"/>
    </style:style>
    <style:style style:name="Master2-Layout7-blank-Leer-subtitle" style:family="presentation">
      <style:graphic-properties draw:stroke="none" draw:fill="none" draw:textarea-vertical-align="middle">
        <text:list-style style:name="Master2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r-title" style:family="presentation">
      <style:graphic-properties draw:stroke="none" draw:fill="none" draw:textarea-vertical-align="middle">
        <text:list-style style:name="Master2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background" style:family="presentation">
      <style:graphic-properties draw:stroke="none" draw:fill="solid" draw:fill-color="#ffffff" draw:fill-image-name="a923" style:repeat="stretch"/>
      <style:text-properties style:letter-kerning="true"/>
    </style:style>
    <style:style style:name="Master2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Inhalt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1" style:family="presentation">
      <style:graphic-properties draw:stroke="none" draw:fill="none" draw:auto-grow-height="false" draw:fit-to-size="shrink-to-fit">
        <text:list-style style:name="Master2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outline2" style:family="presentation" style:parent-style-name="Master2-Layout8-objTx-Inhalt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8-objTx-Inhalt-mit-Überschrift-outline3" style:family="presentation" style:parent-style-name="Master2-Layout8-objTx-Inhalt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8-objTx-Inhalt-mit-Überschrift-outline4" style:family="presentation" style:parent-style-name="Master2-Layout8-objTx-Inhalt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8-objTx-Inhalt-mit-Überschrift-outline5" style:family="presentation" style:parent-style-name="Master2-Layout8-objTx-Inhalt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6" style:family="presentation" style:parent-style-name="Master2-Layout8-objTx-Inhalt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7" style:family="presentation" style:parent-style-name="Master2-Layout8-objTx-Inhalt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8" style:family="presentation" style:parent-style-name="Master2-Layout8-objTx-Inhalt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outline9" style:family="presentation" style:parent-style-name="Master2-Layout8-objTx-Inhalt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8-objTx-Inhalt-mit-Überschrift-subtitle" style:family="presentation">
      <style:graphic-properties draw:stroke="none" draw:fill="none" draw:textarea-vertical-align="middle">
        <text:list-style style:name="Master2-Layout8-objTx-Inhalt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Inhalt-mit-Überschrift-title" style:family="presentation">
      <style:graphic-properties draw:stroke="none" draw:fill="none" draw:textarea-vertical-align="middle">
        <text:list-style style:name="Master2-Layout8-objTx-Inhalt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background" style:family="presentation">
      <style:graphic-properties draw:stroke="none" draw:fill="solid" draw:fill-color="#ffffff" draw:fill-image-name="a976" style:repeat="stretch"/>
      <style:text-properties style:letter-kerning="true"/>
    </style:style>
    <style:style style:name="Master2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Bild-mit-Überschrif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1" style:family="presentation">
      <style:graphic-properties draw:stroke="none" draw:fill="none" draw:auto-grow-height="false" draw:fit-to-size="shrink-to-fit">
        <text:list-style style:name="Master2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outline2" style:family="presentation" style:parent-style-name="Master2-Layout9-picTx-Bild-mit-Überschrift-outline1">
      <style:paragraph-properties fo:margin-top="0cm" fo:margin-bottom="0.4cm"/>
      <style:text-properties fo:font-size="28pt" style:font-size-asian="28pt" style:font-size-complex="28pt"/>
    </style:style>
    <style:style style:name="Master2-Layout9-picTx-Bild-mit-Überschrift-outline3" style:family="presentation" style:parent-style-name="Master2-Layout9-picTx-Bild-mit-Überschrift-outline2">
      <style:paragraph-properties fo:margin-top="0cm" fo:margin-bottom="0.3cm"/>
      <style:text-properties fo:font-size="24pt" style:font-size-asian="24pt" style:font-size-complex="24pt"/>
    </style:style>
    <style:style style:name="Master2-Layout9-picTx-Bild-mit-Überschrift-outline4" style:family="presentation" style:parent-style-name="Master2-Layout9-picTx-Bild-mit-Überschrift-outline3">
      <style:paragraph-properties fo:margin-top="0cm" fo:margin-bottom="0.2cm"/>
      <style:text-properties fo:font-size="20pt" style:font-size-asian="20pt" style:font-size-complex="20pt"/>
    </style:style>
    <style:style style:name="Master2-Layout9-picTx-Bild-mit-Überschrift-outline5" style:family="presentation" style:parent-style-name="Master2-Layout9-picTx-Bild-mit-Überschrift-outline4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6" style:family="presentation" style:parent-style-name="Master2-Layout9-picTx-Bild-mit-Überschrift-outline5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7" style:family="presentation" style:parent-style-name="Master2-Layout9-picTx-Bild-mit-Überschrift-outline6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8" style:family="presentation" style:parent-style-name="Master2-Layout9-picTx-Bild-mit-Überschrift-outline7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outline9" style:family="presentation" style:parent-style-name="Master2-Layout9-picTx-Bild-mit-Überschrift-outline8">
      <style:paragraph-properties fo:margin-top="0cm" fo:margin-bottom="0.1cm"/>
      <style:text-properties fo:font-size="20pt" style:font-size-asian="20pt" style:font-size-complex="20pt"/>
    </style:style>
    <style:style style:name="Master2-Layout9-picTx-Bild-mit-Überschrift-subtitle" style:family="presentation">
      <style:graphic-properties draw:stroke="none" draw:fill="none" draw:textarea-vertical-align="middle">
        <text:list-style style:name="Master2-Layout9-picTx-Bild-m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Bild-mit-Überschrift-title" style:family="presentation">
      <style:graphic-properties draw:stroke="none" draw:fill="none" draw:textarea-vertical-align="middle">
        <text:list-style style:name="Master2-Layout9-picTx-Bild-m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background" style:family="presentation">
      <style:graphic-properties draw:stroke="none" draw:fill="solid" draw:fill-color="#ffffff" draw:fill-image-name="a1016" style:repeat="stretch"/>
      <style:text-properties style:letter-kerning="true"/>
    </style:style>
    <style:style style:name="Master2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1" style:family="presentation">
      <style:graphic-properties draw:stroke="none" draw:fill="none" draw:auto-grow-height="false" draw:fit-to-size="shrink-to-fit">
        <text:list-style style:name="Master2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outline2" style:family="presentation" style:parent-style-name="Master2-Layout10-vertTx-Titel-und-vertikaler-Text-outline1">
      <style:paragraph-properties fo:margin-top="0cm" fo:margin-bottom="0.4cm"/>
      <style:text-properties fo:font-size="28pt" style:font-size-asian="28pt" style:font-size-complex="28pt"/>
    </style:style>
    <style:style style:name="Master2-Layout10-vertTx-Titel-und-vertikaler-Text-outline3" style:family="presentation" style:parent-style-name="Master2-Layout10-vertTx-Titel-und-vertikaler-Text-outline2">
      <style:paragraph-properties fo:margin-top="0cm" fo:margin-bottom="0.3cm"/>
      <style:text-properties fo:font-size="24pt" style:font-size-asian="24pt" style:font-size-complex="24pt"/>
    </style:style>
    <style:style style:name="Master2-Layout10-vertTx-Titel-und-vertikaler-Text-outline4" style:family="presentation" style:parent-style-name="Master2-Layout10-vertTx-Titel-und-vertikaler-Text-outline3">
      <style:paragraph-properties fo:margin-top="0cm" fo:margin-bottom="0.2cm"/>
      <style:text-properties fo:font-size="20pt" style:font-size-asian="20pt" style:font-size-complex="20pt"/>
    </style:style>
    <style:style style:name="Master2-Layout10-vertTx-Titel-und-vertikaler-Text-outline5" style:family="presentation" style:parent-style-name="Master2-Layout10-vertTx-Titel-und-vertikaler-Text-outline4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6" style:family="presentation" style:parent-style-name="Master2-Layout10-vertTx-Titel-und-vertikaler-Text-outline5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7" style:family="presentation" style:parent-style-name="Master2-Layout10-vertTx-Titel-und-vertikaler-Text-outline6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8" style:family="presentation" style:parent-style-name="Master2-Layout10-vertTx-Titel-und-vertikaler-Text-outline7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outline9" style:family="presentation" style:parent-style-name="Master2-Layout10-vertTx-Titel-und-vertikaler-Text-outline8">
      <style:paragraph-properties fo:margin-top="0cm" fo:margin-bottom="0.1cm"/>
      <style:text-properties fo:font-size="20pt" style:font-size-asian="20pt" style:font-size-complex="20pt"/>
    </style:style>
    <style:style style:name="Master2-Layout10-vertTx-Titel-und-vertikaler-Text-subtitle" style:family="presentation">
      <style:graphic-properties draw:stroke="none" draw:fill="none" draw:textarea-vertical-align="middle">
        <text:list-style style:name="Master2-Layout10-vertTx-Titel-und-vertikaler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el-und-vertikaler-Text-title" style:family="presentation">
      <style:graphic-properties draw:stroke="none" draw:fill="none" draw:textarea-vertical-align="middle">
        <text:list-style style:name="Master2-Layout10-vertTx-Titel-und-vertikaler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background" style:family="presentation">
      <style:graphic-properties draw:stroke="none" draw:fill="solid" draw:fill-color="#ffffff" draw:fill-image-name="a1066" style:repeat="stretch"/>
      <style:text-properties style:letter-kerning="true"/>
    </style:style>
    <style:style style:name="Master2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1" style:family="presentation">
      <style:graphic-properties draw:stroke="none" draw:fill="none" draw:auto-grow-height="false" draw:fit-to-size="shrink-to-fit">
        <text:list-style style:name="Master2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outline2" style:family="presentation" style:parent-style-name="Master2-Layout11-vertTitleAndTx-Vertikaler-Titel-und-Text-outline1">
      <style:paragraph-properties fo:margin-top="0cm" fo:margin-bottom="0.4cm"/>
      <style:text-properties fo:font-size="28pt" style:font-size-asian="28pt" style:font-size-complex="28pt"/>
    </style:style>
    <style:style style:name="Master2-Layout11-vertTitleAndTx-Vertikaler-Titel-und-Text-outline3" style:family="presentation" style:parent-style-name="Master2-Layout11-vertTitleAndTx-Vertikaler-Titel-und-Text-outline2">
      <style:paragraph-properties fo:margin-top="0cm" fo:margin-bottom="0.3cm"/>
      <style:text-properties fo:font-size="24pt" style:font-size-asian="24pt" style:font-size-complex="24pt"/>
    </style:style>
    <style:style style:name="Master2-Layout11-vertTitleAndTx-Vertikaler-Titel-und-Text-outline4" style:family="presentation" style:parent-style-name="Master2-Layout11-vertTitleAndTx-Vertikaler-Titel-und-Text-outline3">
      <style:paragraph-properties fo:margin-top="0cm" fo:margin-bottom="0.2cm"/>
      <style:text-properties fo:font-size="20pt" style:font-size-asian="20pt" style:font-size-complex="20pt"/>
    </style:style>
    <style:style style:name="Master2-Layout11-vertTitleAndTx-Vertikaler-Titel-und-Text-outline5" style:family="presentation" style:parent-style-name="Master2-Layout11-vertTitleAndTx-Vertikaler-Titel-und-Text-outline4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6" style:family="presentation" style:parent-style-name="Master2-Layout11-vertTitleAndTx-Vertikaler-Titel-und-Text-outline5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7" style:family="presentation" style:parent-style-name="Master2-Layout11-vertTitleAndTx-Vertikaler-Titel-und-Text-outline6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8" style:family="presentation" style:parent-style-name="Master2-Layout11-vertTitleAndTx-Vertikaler-Titel-und-Text-outline7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outline9" style:family="presentation" style:parent-style-name="Master2-Layout11-vertTitleAndTx-Vertikaler-Titel-und-Text-outline8">
      <style:paragraph-properties fo:margin-top="0cm" fo:margin-bottom="0.1cm"/>
      <style:text-properties fo:font-size="20pt" style:font-size-asian="20pt" style:font-size-complex="20pt"/>
    </style:style>
    <style:style style:name="Master2-Layout11-vertTitleAndTx-Vertikaler-Titel-und-Text-subtitle" style:family="presentation">
      <style:graphic-properties draw:stroke="none" draw:fill="none" draw:textarea-vertical-align="middle">
        <text:list-style style:name="Master2-Layout11-vertTitleAndTx-Vertikaler-Titel-u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kaler-Titel-und-Text-title" style:family="presentation">
      <style:graphic-properties draw:stroke="none" draw:fill="none" draw:textarea-vertical-align="middle">
        <text:list-style style:name="Master2-Layout11-vertTitleAndTx-Vertikaler-Titel-u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f" draw:fill-image-name="a552" style:repeat="stretch"/>
    </style:style>
    <style:style style:name="Mdp3" style:family="drawing-page">
      <style:drawing-page-properties draw:background-size="border" draw:fill="solid" draw:fill-color="#ffffff" draw:fill-image-name="a600" style:repeat="stretch"/>
    </style:style>
    <style:style style:name="Mdp4" style:family="drawing-page">
      <style:drawing-page-properties draw:background-size="border" draw:fill="solid" draw:fill-color="#ffffff" draw:fill-image-name="a637" style:repeat="stretch"/>
    </style:style>
    <style:style style:name="Mdp5" style:family="drawing-page">
      <style:drawing-page-properties draw:background-size="border" draw:fill="solid" draw:fill-color="#ffffff" draw:fill-image-name="a686" style:repeat="stretch"/>
    </style:style>
    <style:style style:name="Mdp6" style:family="drawing-page">
      <style:drawing-page-properties draw:background-size="border" draw:fill="solid" draw:fill-color="#ffffff" draw:fill-image-name="a723" style:repeat="stretch"/>
    </style:style>
    <style:style style:name="Mdp7" style:family="drawing-page">
      <style:drawing-page-properties draw:background-size="border" draw:fill="solid" draw:fill-color="#ffffff" draw:fill-image-name="a788" style:repeat="stretch"/>
    </style:style>
    <style:style style:name="Mdp8" style:family="drawing-page">
      <style:drawing-page-properties draw:background-size="border" draw:fill="solid" draw:fill-color="#ffffff" draw:fill-image-name="a861" style:repeat="stretch"/>
    </style:style>
    <style:style style:name="Mdp9" style:family="drawing-page">
      <style:drawing-page-properties draw:background-size="border" draw:fill="solid" draw:fill-color="#ffffff" draw:fill-image-name="a894" style:repeat="stretch"/>
    </style:style>
    <style:style style:name="Mdp10" style:family="drawing-page">
      <style:drawing-page-properties draw:background-size="border" draw:fill="solid" draw:fill-color="#ffffff" draw:fill-image-name="a923" style:repeat="stretch"/>
    </style:style>
    <style:style style:name="Mdp11" style:family="drawing-page">
      <style:drawing-page-properties draw:background-size="border" draw:fill="solid" draw:fill-color="#ffffff" draw:fill-image-name="a976" style:repeat="stretch"/>
    </style:style>
    <style:style style:name="Mdp12" style:family="drawing-page">
      <style:drawing-page-properties draw:background-size="border" draw:fill="solid" draw:fill-color="#ffffff" draw:fill-image-name="a1016" style:repeat="stretch"/>
    </style:style>
    <style:style style:name="Mdp13" style:family="drawing-page">
      <style:drawing-page-properties draw:background-size="border" draw:fill="solid" draw:fill-color="#ffffff" draw:fill-image-name="a1066" style:repeat="stretch"/>
    </style:style>
    <style:style style:name="Mdp14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yt-roundedrec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yt-roundedrec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yt-roundedrec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yt-roundedrec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yt-roundedrec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yt-roundedrec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1-title-Titelfoli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2-obj-Titel-und-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3-secHead-Abschnitts-_a_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3-secHead-Abschnitts-_a_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3-secHead-Abschnitts-_a_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3-secHead-Abschnitts-_a_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3-secHead-Abschnitts-_a_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3-secHead-Abschnitts-_a_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4-twoObj-Zwei-Inhalt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5-twoTxTwoObj-Verglei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8-objTx-Inhalt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9-picTx-Bild-mit-Überschrift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10-vertTx-Titel-und-vertikaler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4" style:family="presentation" style:parent-style-name="Master2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11-vertTitleAndTx-Vertikaler-Titel-u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0" style:family="presentation" style:parent-style-name="Master2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198a8a" style:text-line-through-style="none" style:text-position="0% 100%" fo:font-family="Albany" style:font-family-generic="roman" style:font-pitch="variable" fo:font-size="6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60pt" style:font-style-asian="normal" style:font-weight-asian="bold" style:font-family-complex="Tahoma" style:font-pitch-complex="variable" style:font-size-complex="60pt" style:font-style-complex="normal" style:font-weight-complex="bold"/>
    </style:style>
    <style:style style:name="MT16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7" style:family="text">
      <style:text-properties fo:color="#198a8a" style:text-line-through-style="none" style:text-position="0% 100%" fo:font-family="Albany" style:font-family-generic="roman" style:font-pitch="variable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MT18" style:family="text">
      <style:text-properties fo:color="#898989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19" style:family="text">
      <style:text-properties fo:color="#000000" style:text-line-through-style="none" style:text-position="0% 100%" fo:font-family="Albany" style:font-family-generic="roman" style:font-pitch="variable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20" style:family="text">
      <style:text-properties fo:color="#198a8a" style:text-line-through-style="none" style:text-position="0% 100%" fo:font-family="Albany" style:font-family-generic="roman" style:font-pitch="variable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32pt" style:font-style-asian="normal" style:font-weight-asian="bold" style:font-family-complex="Tahoma" style:font-pitch-complex="variable" style:font-size-complex="32pt" style:font-style-complex="normal" style:font-weight-complex="bold"/>
    </style:style>
    <style:style style:name="MT21" style:family="text">
      <style:text-properties fo:color="#000000" style:text-line-through-style="none" style:text-position="0% 100%" fo:font-family="Albany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14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Standard" style:page-layout-name="PM1" draw:style-name="Mdp1">
      <draw:frame draw:name="Titelplatzhalt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platzhalter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Standard-title" draw:layer="backgroundobjects" svg:width="14.848cm" svg:height="11.136cm" svg:x="3.075cm" svg:y="2.257cm" presentation:class="page"/>
        <draw:frame draw:name="Notizenplatzhalt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Titelmasterformat durch Klicken bearbeiten</text:span></text:p>
        </draw:text-box>
      </draw:frame>
      <draw:frame draw:name="Untertitel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ormatvorlage des Untertitelmasters durch Klicken bearbeiten</text:span></text:p>
        </draw:text-box>
      </draw:frame>
      <draw:frame draw:name="Datumsplatzhalt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14" draw:text-style-name="MP3" draw:layer="backgroundobjects" svg:width="25.199cm" svg:height="13.859cm" svg:x="1.4cm" svg:y="4.914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Titelmasterformat durch Klicken bearbeiten</text:span></text:p>
        </draw:text-box>
      </draw:frame>
      <draw:frame draw:name="Textplatzhalter 2" presentation:style-name="Mpr20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3-secHead-Abschnitts-_a_überschrift-title" draw:layer="backgroundobjects" svg:width="14.848cm" svg:height="11.136cm" svg:x="3.075cm" svg:y="2.257cm" presentation:class="page"/>
        <draw:frame draw:name="Notizenplatzhalt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Inhaltsplatzhalter 2" presentation:style-name="Mpr26" draw:text-style-name="MP3" draw:layer="backgroundobjects" svg:width="12.387cm" svg:height="13.86cm" svg:x="1.39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26" draw:text-style-name="MP3" draw:layer="backgroundobjects" svg:width="12.391cm" svg:height="13.86cm" svg:x="14.208cm" svg:y="4.912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Titelmasterformat durch Klicken bearbeiten</text:span></text:p>
        </draw:text-box>
      </draw:frame>
      <draw:frame draw:name="Textplatzhalter 2" presentation:style-name="Mpr32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1">Textmasterformat bearbeiten</text:span></text:p>
            </text:list-item>
          </text:list>
        </draw:text-box>
      </draw:frame>
      <draw:frame draw:name="Inhaltsplatzhalter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32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1">Textmasterformat bearbeiten</text:span></text:p>
            </text:list-item>
          </text:list>
        </draw:text-box>
      </draw:frame>
      <draw:frame draw:name="Inhaltsplatzhalter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Datumsplatzhalt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Inhaltsplatzhalter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Textmasterformat bearbeiten</text:span><text:span text:style-name="MT2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49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Datumsplatzhalt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Titelmasterformat durch Klicken bearbeiten</text:span></text:p>
        </draw:text-box>
      </draw:frame>
      <draw:frame draw:name="Bildplatzhalter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56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13">Textmasterformat bearbeiten</text:span></text:p>
            </text:list-item>
          </text:list>
        </draw:text-box>
      </draw:frame>
      <draw:frame draw:name="Datumsplatzhalt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2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1" draw:layer="backgroundobjects" svg:width="6.297cm" svg:height="17.934cm" svg:x="20.302cm" svg:y="0.838cm" presentation:class="title">
        <draw:text-box>
          <text:p text:style-name="MP9"><text:span text:style-name="MT9">Titelmasterformat durch Klicken bearbeiten</text:span></text:p>
        </draw:text-box>
      </draw:frame>
      <draw:frame draw:name="Vertikaler Textplatzhalter 2" presentation:style-name="Mpr68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yt-roundedrect" style:page-layout-name="PM1" draw:style-name="Mdp2">
      <draw:frame draw:name="Titelplatzhalter 1" presentation:style-name="Mpr73" draw:text-style-name="MP3" draw:layer="backgroundobjects" svg:width="23cm" svg:height="3.506cm" svg:x="1cm" svg:y="0.837cm" presentation:class="title">
        <draw:text-box>
          <text:p/>
        </draw:text-box>
      </draw:frame>
      <draw:frame draw:name="Textplatzhalter 2" presentation:style-name="Mpr74" draw:text-style-name="MP3" draw:layer="backgroundobjects" svg:width="22.6cm" svg:height="13.859cm" svg:x="1.4cm" svg:y="4.914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7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yt-roundedrect-title" draw:layer="backgroundobjects" svg:width="14.848cm" svg:height="11.136cm" svg:x="3.075cm" svg:y="2.257cm" presentation:class="page"/>
        <draw:frame draw:name="Notizenplatzhalt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elfolie" style:page-layout-name="PM1" draw:style-name="Mdp3">
      <draw:frame draw:name="Titel 1" presentation:style-name="Mpr79" draw:text-style-name="MP3" draw:layer="backgroundobjects" svg:width="20.999cm" svg:height="7.311cm" svg:x="3.501cm" svg:y="3.435cm" presentation:class="title">
        <draw:text-box>
          <text:p text:style-name="MP9"><text:span text:style-name="MT15">Titelmasterformat durch Klicken bearbeiten</text:span></text:p>
        </draw:text-box>
      </draw:frame>
      <draw:frame draw:name="Untertitel 2" presentation:style-name="Mpr80" draw:text-style-name="MP3" draw:layer="backgroundobjects" svg:width="20.999cm" svg:height="5.071cm" svg:x="3.501cm" svg:y="11.029cm" presentation:class="subtitle">
        <draw:text-box>
          <text:p text:style-name="MP10"><text:span text:style-name="MT16">Formatvorlage des Untertitelmasters durch Klicken bearbeiten</text:span></text:p>
        </draw:text-box>
      </draw:frame>
      <draw:frame draw:name="Datumsplatzhalter 3" presentation:style-name="Mpr8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8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-title-Titelfolie-title" draw:layer="backgroundobjects" svg:width="14.848cm" svg:height="11.136cm" svg:x="3.075cm" svg:y="2.257cm" presentation:class="page"/>
        <draw:frame draw:name="Notizenplatzhalt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el-und-Inhalt" style:page-layout-name="PM1" draw:style-name="Mdp4">
      <draw:frame draw:name="Titel 1" presentation:style-name="Mpr85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Inhaltsplatzhalter 2" presentation:style-name="Mpr86" draw:text-style-name="MP3" draw:layer="backgroundobjects" svg:width="22.6cm" svg:height="13.859cm" svg:x="1.4cm" svg:y="4.914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3" presentation:style-name="Mpr8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88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87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2-obj-Titel-und-Inhalt-title" draw:layer="backgroundobjects" svg:width="14.848cm" svg:height="11.136cm" svg:x="3.075cm" svg:y="2.257cm" presentation:class="page"/>
        <draw:frame draw:name="Notizenplatzhalt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Abschnitts-_a_überschrift" style:display-name="Master2-Layout3-secHead-Abschnitts-&#10;überschrift" style:page-layout-name="PM1" draw:style-name="Mdp5">
      <draw:frame draw:name="Titel 1" presentation:style-name="Mpr91" draw:text-style-name="MP3" draw:layer="backgroundobjects" svg:width="24.152cm" svg:height="8.736cm" svg:x="1.909cm" svg:y="5.234cm" presentation:class="title">
        <draw:text-box>
          <text:p text:style-name="MP9"><text:span text:style-name="MT15">Titelmasterformat durch Klicken bearbeiten</text:span></text:p>
        </draw:text-box>
      </draw:frame>
      <draw:frame draw:name="Textplatzhalter 2" presentation:style-name="Mpr92" draw:text-style-name="MP3" draw:layer="backgroundobjects" svg:width="24.152cm" svg:height="4.591cm" svg:x="1.909cm" svg:y="14.054cm" presentation:class="outline">
        <draw:text-box>
          <text:list text:style-name="ML7">
            <text:list-item>
              <text:p text:style-name="MP4"><text:span text:style-name="MT18">Textmasterformat bearbeiten</text:span></text:p>
            </text:list-item>
          </text:list>
        </draw:text-box>
      </draw:frame>
      <draw:frame draw:name="Datumsplatzhalter 3" presentation:style-name="Mpr9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94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93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3-secHead-Abschnitts-_a_überschrift-title" draw:layer="backgroundobjects" svg:width="14.848cm" svg:height="11.136cm" svg:x="3.075cm" svg:y="2.257cm" presentation:class="page"/>
        <draw:frame draw:name="Notizenplatzhalter 2" presentation:style-name="Mpr9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9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9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Zwei-Inhalte" style:page-layout-name="PM1" draw:style-name="Mdp6">
      <draw:frame draw:name="Titel 1" presentation:style-name="Mpr97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Inhaltsplatzhalter 2" presentation:style-name="Mpr98" draw:text-style-name="MP3" draw:layer="backgroundobjects" svg:width="11.09cm" svg:height="13.86cm" svg:x="1.398cm" svg:y="4.912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Inhaltsplatzhalter 3" presentation:style-name="Mpr98" draw:text-style-name="MP3" draw:layer="backgroundobjects" svg:width="11.09cm" svg:height="13.86cm" svg:x="12.912cm" svg:y="4.912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4" presentation:style-name="Mpr9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0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9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4-twoObj-Zwei-Inhalte-title" draw:layer="backgroundobjects" svg:width="14.848cm" svg:height="11.136cm" svg:x="3.075cm" svg:y="2.257cm" presentation:class="page"/>
        <draw:frame draw:name="Notizenplatzhalt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Vergleich" style:page-layout-name="PM1" draw:style-name="Mdp7">
      <draw:frame draw:name="Titel 1" presentation:style-name="Mpr103" draw:text-style-name="MP3" draw:layer="backgroundobjects" svg:width="24.152cm" svg:height="4.057cm" svg:x="1.927cm" svg:y="1.12cm" presentation:class="title">
        <draw:text-box>
          <text:p text:style-name="MP9"><text:span text:style-name="MT17">Titelmasterformat durch Klicken bearbeiten</text:span></text:p>
        </draw:text-box>
      </draw:frame>
      <draw:frame draw:name="Textplatzhalter 2" presentation:style-name="Mpr104" draw:text-style-name="MP3" draw:layer="backgroundobjects" svg:width="11.849cm" svg:height="2.522cm" svg:x="1.927cm" svg:y="5.146cm" presentation:class="outline">
        <draw:text-box>
          <text:list text:style-name="ML7">
            <text:list-item>
              <text:p text:style-name="MP4"><text:span text:style-name="MT19">Textmasterformat bearbeiten</text:span></text:p>
            </text:list-item>
          </text:list>
        </draw:text-box>
      </draw:frame>
      <draw:frame draw:name="Inhaltsplatzhalter 3" presentation:style-name="Mpr105" draw:text-style-name="MP3" draw:layer="backgroundobjects" svg:width="11.849cm" svg:height="11.284cm" svg:x="1.927cm" svg:y="7.669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Textplatzhalter 4" presentation:style-name="Mpr104" draw:text-style-name="MP3" draw:layer="backgroundobjects" svg:width="11.902cm" svg:height="2.522cm" svg:x="14.177cm" svg:y="5.146cm" presentation:class="outline">
        <draw:text-box>
          <text:list text:style-name="ML7">
            <text:list-item>
              <text:p text:style-name="MP4"><text:span text:style-name="MT19">Textmasterformat bearbeiten</text:span></text:p>
            </text:list-item>
          </text:list>
        </draw:text-box>
      </draw:frame>
      <draw:frame draw:name="Inhaltsplatzhalter 5" presentation:style-name="Mpr105" draw:text-style-name="MP3" draw:layer="backgroundobjects" svg:width="11.902cm" svg:height="11.284cm" svg:x="14.177cm" svg:y="7.669cm" presentation:class="title">
        <draw:text-box>
          <text:p text:style-name="MP4"><text:span text:style-name="MT14">Textmasterformat bearbeiten</text:span><text:span text:style-name="MT14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</draw:text-box>
      </draw:frame>
      <draw:frame draw:name="Datumsplatzhalter 6" presentation:style-name="Mpr106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107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8" presentation:style-name="Mpr106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5-twoTxTwoObj-Vergleich-title" draw:layer="backgroundobjects" svg:width="14.848cm" svg:height="11.136cm" svg:x="3.075cm" svg:y="2.257cm" presentation:class="page"/>
        <draw:frame draw:name="Notizenplatzhalter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06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06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9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9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Nur-Titel" style:page-layout-name="PM1" draw:style-name="Mdp8">
      <draw:frame draw:name="Titel 1" presentation:style-name="Mpr110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Datumsplatzhalter 2" presentation:style-name="Mpr11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11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4" presentation:style-name="Mpr11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6-titleOnly-Nur-Titel-title" draw:layer="backgroundobjects" svg:width="14.848cm" svg:height="11.136cm" svg:x="3.075cm" svg:y="2.257cm" presentation:class="page"/>
        <draw:frame draw:name="Notizenplatzhalter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Leer" style:page-layout-name="PM1" draw:style-name="Mdp9">
      <draw:frame draw:name="Datumsplatzhalter 1" presentation:style-name="Mpr1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11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3" presentation:style-name="Mpr11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2-Layout7-blank-Leer-title" draw:layer="backgroundobjects" svg:width="14.848cm" svg:height="11.136cm" svg:x="3.075cm" svg:y="2.257cm" presentation:class="page"/>
        <draw:frame draw:name="Notizenplatzhalter 2" presentation:style-name="Mpr1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Inhalt-mit-Überschrift" style:page-layout-name="PM1" draw:style-name="Mdp10">
      <draw:frame draw:name="Titel 1" presentation:style-name="Mpr119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Inhaltsplatzhalter 2" presentation:style-name="Mpr120" draw:text-style-name="MP3" draw:layer="backgroundobjects" svg:width="14.173cm" svg:height="14.923cm" svg:x="11.906cm" svg:y="3.025cm" presentation:class="title">
        <draw:text-box>
          <text:p text:style-name="MP4"><text:span text:style-name="MT14">Textmasterformat bearbeiten</text:span><text:span text:style-name="MT14"><text:line-break/></text:span><text:span text:style-name="MT12">Zweite Ebene</text:span><text:span text:style-name="MT12"><text:line-break/></text:span><text:span text:style-name="MT3">Dritte Ebene</text:span><text:span text:style-name="MT3"><text:line-break/></text:span><text:span text:style-name="MT4">Vierte Ebene</text:span><text:span text:style-name="MT4"><text:line-break/></text:span><text:span text:style-name="MT4">Fünfte Ebene</text:span></text:p>
        </draw:text-box>
      </draw:frame>
      <draw:frame draw:name="Textplatzhalter 3" presentation:style-name="Mpr121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21">Textmasterformat bearbeiten</text:span></text:p>
            </text:list-item>
          </text:list>
        </draw:text-box>
      </draw:frame>
      <draw:frame draw:name="Datumsplatzhalter 4" presentation:style-name="Mpr12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23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122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8-objTx-Inhalt-mit-Überschrift-title" draw:layer="backgroundobjects" svg:width="14.848cm" svg:height="11.136cm" svg:x="3.075cm" svg:y="2.257cm" presentation:class="page"/>
        <draw:frame draw:name="Notizenplatzhalter 2" presentation:style-name="Mpr12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Bild-mit-Überschrift" style:page-layout-name="PM1" draw:style-name="Mdp11">
      <draw:frame draw:name="Titel 1" presentation:style-name="Mpr126" draw:text-style-name="MP3" draw:layer="backgroundobjects" svg:width="9.031cm" svg:height="4.904cm" svg:x="1.927cm" svg:y="1.398cm" presentation:class="title">
        <draw:text-box>
          <text:p text:style-name="MP9"><text:span text:style-name="MT20">Titelmasterformat durch Klicken bearbeiten</text:span></text:p>
        </draw:text-box>
      </draw:frame>
      <draw:frame draw:name="Bildplatzhalter 2" presentation:style-name="Mpr12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Textplatzhalter 3" presentation:style-name="Mpr128" draw:text-style-name="MP3" draw:layer="backgroundobjects" svg:width="9.031cm" svg:height="11.668cm" svg:x="1.927cm" svg:y="6.301cm" presentation:class="outline">
        <draw:text-box>
          <text:list text:style-name="ML7">
            <text:list-item>
              <text:p text:style-name="MP4"><text:span text:style-name="MT21">Textmasterformat bearbeiten</text:span></text:p>
            </text:list-item>
          </text:list>
        </draw:text-box>
      </draw:frame>
      <draw:frame draw:name="Datumsplatzhalter 4" presentation:style-name="Mpr12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130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6" presentation:style-name="Mpr129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9-picTx-Bild-mit-Überschrift-title" draw:layer="backgroundobjects" svg:width="14.848cm" svg:height="11.136cm" svg:x="3.075cm" svg:y="2.257cm" presentation:class="page"/>
        <draw:frame draw:name="Notizenplatzhalt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el-und-vertikaler-Text" style:page-layout-name="PM1" draw:style-name="Mdp12">
      <draw:frame draw:name="Titel 1" presentation:style-name="Mpr133" draw:text-style-name="MP3" draw:layer="backgroundobjects" svg:width="23cm" svg:height="3.506cm" svg:x="1cm" svg:y="0.837cm" presentation:class="title">
        <draw:text-box>
          <text:p text:style-name="MP9"><text:span text:style-name="MT17">Titelmasterformat durch Klicken bearbeiten</text:span></text:p>
        </draw:text-box>
      </draw:frame>
      <draw:frame draw:name="Vertikaler Textplatzhalter 2" presentation:style-name="Mpr134" draw:text-style-name="MP11" draw:layer="backgroundobjects" svg:width="22.6cm" svg:height="13.859cm" svg:x="1.4cm" svg:y="4.914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3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36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135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0-vertTx-Titel-und-vertikaler-Text-title" draw:layer="backgroundobjects" svg:width="14.848cm" svg:height="11.136cm" svg:x="3.075cm" svg:y="2.257cm" presentation:class="page"/>
        <draw:frame draw:name="Notizenplatzhalter 2" presentation:style-name="Mpr13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3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3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kaler-Titel-und-Text" style:page-layout-name="PM1" draw:style-name="Mdp13">
      <draw:frame draw:name="Vertikaler Titel 1" presentation:style-name="Mpr139" draw:text-style-name="MP11" draw:layer="backgroundobjects" svg:width="5.75cm" svg:height="17.934cm" svg:x="18.252cm" svg:y="0.838cm" presentation:class="title">
        <draw:text-box>
          <text:p text:style-name="MP9"><text:span text:style-name="MT17">Titelmasterformat durch Klicken bearbeiten</text:span></text:p>
        </draw:text-box>
      </draw:frame>
      <draw:frame draw:name="Vertikaler Textplatzhalter 2" presentation:style-name="Mpr140" draw:text-style-name="MP11" draw:layer="backgroundobjects" svg:width="16.827cm" svg:height="17.934cm" svg:x="1.001cm" svg:y="0.838cm" presentation:class="outline">
        <draw:text-box>
          <text:list text:style-name="ML2">
            <text:list-item>
              <text:p text:style-name="MP4"><text:span text:style-name="MT14">Textmasterformat bearbeiten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Zweite Ebene</text:span></text:p>
                  <text:list>
                    <text:list-item>
                      <text:p text:style-name="MP6"><text:span text:style-name="MT4">Dritte Ebene</text:span></text:p>
                      <text:list>
                        <text:list-item>
                          <text:p text:style-name="MP7"><text:span text:style-name="MT5">Vierte Ebene</text:span></text:p>
                          <text:list>
                            <text:list-item>
                              <text:p text:style-name="MP8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4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42" draw:text-style-name="MP3" draw:layer="backgroundobjects" svg:width="8.875cm" svg:height="1.448cm" svg:x="8.376cm" svg:y="19.131cm" presentation:class="footer">
        <draw:text-box>
          <text:p/>
        </draw:text-box>
      </draw:frame>
      <draw:frame draw:name="Foliennummernplatzhalter 5" presentation:style-name="Mpr141" draw:text-style-name="MP3" draw:layer="backgroundobjects" svg:width="6.523cm" svg:height="1.448cm" svg:x="17.8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Folienbildplatzhalter 1" presentation:style-name="Master2-Layout11-vertTitleAndTx-Vertikaler-Titel-und-Text-title" draw:layer="backgroundobjects" svg:width="14.848cm" svg:height="11.136cm" svg:x="3.075cm" svg:y="2.257cm" presentation:class="page"/>
        <draw:frame draw:name="Notizenplatzhalter 2" presentation:style-name="Mpr14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4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4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4.2$Windows_x86 LibreOffice_project/9e9821abd0ffdbc09cd8c52eaa574fa09eb08f2</meta:generator>
    <dc:title>Advanced Internet Computing</dc:title>
    <meta:creation-date>2013-11-16T16:07:52Z</meta:creation-date>
    <dc:date>2013-11-16T21:31:21.52</dc:date>
    <meta:editing-cycles>10</meta:editing-cycles>
    <meta:editing-duration>P0D</meta:editing-duration>
    <meta:document-statistic meta:object-count="334"/>
  </office:meta>
</office:document-meta>
</file>